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3432.12623" calcext:value-type="float">
            <text:p>1442893432.12623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3432.32677" calcext:value-type="float">
            <text:p>1442893432.32677</text:p>
          </table:table-cell>
          <table:table-cell table:formula="of:=[.G2]-[.$B2]" office:value-type="float" office:value="0.200548648834229" calcext:value-type="float">
            <text:p>0.2005486488</text:p>
          </table:table-cell>
          <table:table-cell table:formula="of:=MAX([.H2:.H2000])" office:value-type="float" office:value="0.639952182769775" calcext:value-type="float">
            <text:p>0.6399521828</text:p>
          </table:table-cell>
          <table:table-cell office:value-type="float" office:value="1442893432.32694" calcext:value-type="float">
            <text:p>1442893432.32694</text:p>
          </table:table-cell>
          <table:table-cell table:formula="of:=[.J2]-[.$B2]" office:value-type="float" office:value="0.200711488723755" calcext:value-type="float">
            <text:p>0.2007114887</text:p>
          </table:table-cell>
          <table:table-cell table:formula="of:=MAX([.K2:.K2000])" office:value-type="float" office:value="3.38418173789978" calcext:value-type="float">
            <text:p>3.3841817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3440.10186" calcext:value-type="float">
            <text:p>1442893440.10186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7.97562980651856" calcext:value-type="float">
            <text:p>7.9756298065</text:p>
          </table:table-cell>
          <table:table-cell table:formula="of:=[.C3]/([.D3]-[.D2])" office:value-type="float" office:value="1015.09224931466" calcext:value-type="float">
            <text:p>1015.0922493147</text:p>
          </table:table-cell>
          <table:table-cell/>
          <table:table-cell office:value-type="float" office:value="1442893440.30238" calcext:value-type="float">
            <text:p>1442893440.30238</text:p>
          </table:table-cell>
          <table:table-cell table:formula="of:=[.G3]-[.$B3]" office:value-type="float" office:value="0.200521230697632" calcext:value-type="float">
            <text:p>0.2005212307</text:p>
          </table:table-cell>
          <table:table-cell/>
          <table:table-cell office:value-type="float" office:value="1442893440.30245" calcext:value-type="float">
            <text:p>1442893440.30245</text:p>
          </table:table-cell>
          <table:table-cell table:formula="of:=[.J3]-[.$B3]" office:value-type="float" office:value="0.200590372085571" calcext:value-type="float">
            <text:p>0.20059037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3440.20339" calcext:value-type="float">
            <text:p>1442893440.20339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8.0771632194519" calcext:value-type="float">
            <text:p>8.0771632195</text:p>
          </table:table-cell>
          <table:table-cell table:formula="of:=[.C4]/([.D4]-[.D3])" office:value-type="float" office:value="79737.2979603721" calcext:value-type="float">
            <text:p>79737.2979603721</text:p>
          </table:table-cell>
          <table:table-cell/>
          <table:table-cell office:value-type="float" office:value="1442893440.50341" calcext:value-type="float">
            <text:p>1442893440.50341</text:p>
          </table:table-cell>
          <table:table-cell table:formula="of:=[.G4]-[.$B4]" office:value-type="float" office:value="0.3000168800354" calcext:value-type="float">
            <text:p>0.30001688</text:p>
          </table:table-cell>
          <table:table-cell/>
          <table:table-cell office:value-type="float" office:value="1442893440.50347" calcext:value-type="float">
            <text:p>1442893440.50347</text:p>
          </table:table-cell>
          <table:table-cell table:formula="of:=[.J4]-[.$B4]" office:value-type="float" office:value="0.300084352493286" calcext:value-type="float">
            <text:p>0.30008435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3440.30494" calcext:value-type="float">
            <text:p>1442893440.30494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8.17871475219727" calcext:value-type="float">
            <text:p>8.1787147522</text:p>
          </table:table-cell>
          <table:table-cell table:formula="of:=[.C5]/([.D5]-[.D4])" office:value-type="float" office:value="79723.0704562636" calcext:value-type="float">
            <text:p>79723.0704562636</text:p>
          </table:table-cell>
          <table:table-cell/>
          <table:table-cell office:value-type="float" office:value="1442893440.60807" calcext:value-type="float">
            <text:p>1442893440.60807</text:p>
          </table:table-cell>
          <table:table-cell table:formula="of:=[.G5]-[.$B5]" office:value-type="float" office:value="0.303125858306885" calcext:value-type="float">
            <text:p>0.3031258583</text:p>
          </table:table-cell>
          <table:table-cell/>
          <table:table-cell office:value-type="float" office:value="1442893440.60811" calcext:value-type="float">
            <text:p>1442893440.60811</text:p>
          </table:table-cell>
          <table:table-cell table:formula="of:=[.J5]-[.$B5]" office:value-type="float" office:value="0.30317211151123" calcext:value-type="float">
            <text:p>0.30317211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3440.40766" calcext:value-type="float">
            <text:p>1442893440.40766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8.2814347743988" calcext:value-type="float">
            <text:p>8.2814347744</text:p>
          </table:table-cell>
          <table:table-cell table:formula="of:=[.C6]/([.D6]-[.D5])" office:value-type="float" office:value="78816.1823418957" calcext:value-type="float">
            <text:p>78816.1823418957</text:p>
          </table:table-cell>
          <table:table-cell/>
          <table:table-cell office:value-type="float" office:value="1442893440.70452" calcext:value-type="float">
            <text:p>1442893440.70452</text:p>
          </table:table-cell>
          <table:table-cell table:formula="of:=[.G6]-[.$B6]" office:value-type="float" office:value="0.29686164855957" calcext:value-type="float">
            <text:p>0.2968616486</text:p>
          </table:table-cell>
          <table:table-cell/>
          <table:table-cell office:value-type="float" office:value="1442893440.70458" calcext:value-type="float">
            <text:p>1442893440.70458</text:p>
          </table:table-cell>
          <table:table-cell table:formula="of:=[.J6]-[.$B6]" office:value-type="float" office:value="0.296923875808716" calcext:value-type="float">
            <text:p>0.29692387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3440.50923" calcext:value-type="float">
            <text:p>1442893440.50923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8.38300347328186" calcext:value-type="float">
            <text:p>8.3830034733</text:p>
          </table:table-cell>
          <table:table-cell table:formula="of:=[.C7]/([.D7]-[.D6])" office:value-type="float" office:value="79709.5964507875" calcext:value-type="float">
            <text:p>79709.5964507875</text:p>
          </table:table-cell>
          <table:table-cell/>
          <table:table-cell office:value-type="float" office:value="1442893440.8113" calcext:value-type="float">
            <text:p>1442893440.8113</text:p>
          </table:table-cell>
          <table:table-cell table:formula="of:=[.G7]-[.$B7]" office:value-type="float" office:value="0.302067756652832" calcext:value-type="float">
            <text:p>0.3020677567</text:p>
          </table:table-cell>
          <table:table-cell/>
          <table:table-cell office:value-type="float" office:value="1442893440.81133" calcext:value-type="float">
            <text:p>1442893440.81133</text:p>
          </table:table-cell>
          <table:table-cell table:formula="of:=[.J7]-[.$B7]" office:value-type="float" office:value="0.302103519439697" calcext:value-type="float">
            <text:p>0.30210351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3440.61079" calcext:value-type="float">
            <text:p>1442893440.61079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8.48456192016602" calcext:value-type="float">
            <text:p>8.4845619202</text:p>
          </table:table-cell>
          <table:table-cell table:formula="of:=[.C8]/([.D8]-[.D7])" office:value-type="float" office:value="79717.6428784389" calcext:value-type="float">
            <text:p>79717.6428784389</text:p>
          </table:table-cell>
          <table:table-cell/>
          <table:table-cell office:value-type="float" office:value="1442893440.90541" calcext:value-type="float">
            <text:p>1442893440.90541</text:p>
          </table:table-cell>
          <table:table-cell table:formula="of:=[.G8]-[.$B8]" office:value-type="float" office:value="0.294620275497437" calcext:value-type="float">
            <text:p>0.2946202755</text:p>
          </table:table-cell>
          <table:table-cell/>
          <table:table-cell office:value-type="float" office:value="1442893440.90543" calcext:value-type="float">
            <text:p>1442893440.90543</text:p>
          </table:table-cell>
          <table:table-cell table:formula="of:=[.J8]-[.$B8]" office:value-type="float" office:value="0.2946457862854" calcext:value-type="float">
            <text:p>0.29464578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3440.71231" calcext:value-type="float">
            <text:p>1442893440.71231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8.58608675003052" calcext:value-type="float">
            <text:p>8.58608675</text:p>
          </table:table-cell>
          <table:table-cell table:formula="of:=[.C9]/([.D9]-[.D8])" office:value-type="float" office:value="79744.0390769939" calcext:value-type="float">
            <text:p>79744.0390769939</text:p>
          </table:table-cell>
          <table:table-cell/>
          <table:table-cell office:value-type="float" office:value="1442893441.01411" calcext:value-type="float">
            <text:p>1442893441.01411</text:p>
          </table:table-cell>
          <table:table-cell table:formula="of:=[.G9]-[.$B9]" office:value-type="float" office:value="0.301799774169922" calcext:value-type="float">
            <text:p>0.3017997742</text:p>
          </table:table-cell>
          <table:table-cell/>
          <table:table-cell office:value-type="float" office:value="1442893441.01418" calcext:value-type="float">
            <text:p>1442893441.01418</text:p>
          </table:table-cell>
          <table:table-cell table:formula="of:=[.J9]-[.$B9]" office:value-type="float" office:value="0.301868677139282" calcext:value-type="float">
            <text:p>0.30186867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3440.81387" calcext:value-type="float">
            <text:p>1442893440.81387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8.6876437664032" calcext:value-type="float">
            <text:p>8.6876437664</text:p>
          </table:table-cell>
          <table:table-cell table:formula="of:=[.C10]/([.D10]-[.D9])" office:value-type="float" office:value="79718.7657649409" calcext:value-type="float">
            <text:p>79718.7657649409</text:p>
          </table:table-cell>
          <table:table-cell/>
          <table:table-cell office:value-type="float" office:value="1442893441.10646" calcext:value-type="float">
            <text:p>1442893441.10646</text:p>
          </table:table-cell>
          <table:table-cell table:formula="of:=[.G10]-[.$B10]" office:value-type="float" office:value="0.292587518692017" calcext:value-type="float">
            <text:p>0.2925875187</text:p>
          </table:table-cell>
          <table:table-cell/>
          <table:table-cell office:value-type="float" office:value="1442893441.1065" calcext:value-type="float">
            <text:p>1442893441.1065</text:p>
          </table:table-cell>
          <table:table-cell table:formula="of:=[.J10]-[.$B10]" office:value-type="float" office:value="0.292634248733521" calcext:value-type="float">
            <text:p>0.29263424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3440.91539" calcext:value-type="float">
            <text:p>1442893440.91539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8.78916192054749" calcext:value-type="float">
            <text:p>8.7891619205</text:p>
          </table:table-cell>
          <table:table-cell table:formula="of:=[.C11]/([.D11]-[.D10])" office:value-type="float" office:value="79749.2829557678" calcext:value-type="float">
            <text:p>79749.2829557678</text:p>
          </table:table-cell>
          <table:table-cell/>
          <table:table-cell office:value-type="float" office:value="1442893441.2174" calcext:value-type="float">
            <text:p>1442893441.2174</text:p>
          </table:table-cell>
          <table:table-cell table:formula="of:=[.G11]-[.$B11]" office:value-type="float" office:value="0.302016735076904" calcext:value-type="float">
            <text:p>0.3020167351</text:p>
          </table:table-cell>
          <table:table-cell/>
          <table:table-cell office:value-type="float" office:value="1442893441.21744" calcext:value-type="float">
            <text:p>1442893441.21744</text:p>
          </table:table-cell>
          <table:table-cell table:formula="of:=[.J11]-[.$B11]" office:value-type="float" office:value="0.302056312561035" calcext:value-type="float">
            <text:p>0.30205631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3441.01693" calcext:value-type="float">
            <text:p>1442893441.01693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8.89070057868958" calcext:value-type="float">
            <text:p>8.8907005787</text:p>
          </table:table-cell>
          <table:table-cell table:formula="of:=[.C12]/([.D12]-[.D11])" office:value-type="float" office:value="79733.1789501367" calcext:value-type="float">
            <text:p>79733.1789501367</text:p>
          </table:table-cell>
          <table:table-cell/>
          <table:table-cell office:value-type="float" office:value="1442893441.30749" calcext:value-type="float">
            <text:p>1442893441.30749</text:p>
          </table:table-cell>
          <table:table-cell table:formula="of:=[.G12]-[.$B12]" office:value-type="float" office:value="0.290564060211182" calcext:value-type="float">
            <text:p>0.2905640602</text:p>
          </table:table-cell>
          <table:table-cell/>
          <table:table-cell office:value-type="float" office:value="1442893441.30752" calcext:value-type="float">
            <text:p>1442893441.30752</text:p>
          </table:table-cell>
          <table:table-cell table:formula="of:=[.J12]-[.$B12]" office:value-type="float" office:value="0.290598154067993" calcext:value-type="float">
            <text:p>0.29059815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3441.1136" calcext:value-type="float">
            <text:p>1442893441.1136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8.98737835884094" calcext:value-type="float">
            <text:p>8.9873783588</text:p>
          </table:table-cell>
          <table:table-cell table:formula="of:=[.C13]/([.D13]-[.D12])" office:value-type="float" office:value="83742.0965533569" calcext:value-type="float">
            <text:p>83742.0965533569</text:p>
          </table:table-cell>
          <table:table-cell/>
          <table:table-cell office:value-type="float" office:value="1442893441.40954" calcext:value-type="float">
            <text:p>1442893441.40954</text:p>
          </table:table-cell>
          <table:table-cell table:formula="of:=[.G13]-[.$B13]" office:value-type="float" office:value="0.295933246612549" calcext:value-type="float">
            <text:p>0.2959332466</text:p>
          </table:table-cell>
          <table:table-cell/>
          <table:table-cell office:value-type="float" office:value="1442893441.40958" calcext:value-type="float">
            <text:p>1442893441.40958</text:p>
          </table:table-cell>
          <table:table-cell table:formula="of:=[.J13]-[.$B13]" office:value-type="float" office:value="0.295977592468262" calcext:value-type="float">
            <text:p>0.29597759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3441.20913" calcext:value-type="float">
            <text:p>1442893441.20913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9.0829074382782" calcext:value-type="float">
            <text:p>9.0829074383</text:p>
          </table:table-cell>
          <table:table-cell table:formula="of:=[.C14]/([.D14]-[.D13])" office:value-type="float" office:value="84749.0632977104" calcext:value-type="float">
            <text:p>84749.0632977104</text:p>
          </table:table-cell>
          <table:table-cell/>
          <table:table-cell office:value-type="float" office:value="1442893441.50636" calcext:value-type="float">
            <text:p>1442893441.50636</text:p>
          </table:table-cell>
          <table:table-cell table:formula="of:=[.G14]-[.$B14]" office:value-type="float" office:value="0.297229290008545" calcext:value-type="float">
            <text:p>0.29722929</text:p>
          </table:table-cell>
          <table:table-cell/>
          <table:table-cell office:value-type="float" office:value="1442893441.5064" calcext:value-type="float">
            <text:p>1442893441.5064</text:p>
          </table:table-cell>
          <table:table-cell table:formula="of:=[.J14]-[.$B14]" office:value-type="float" office:value="0.297269105911255" calcext:value-type="float">
            <text:p>0.29726910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3441.30583" calcext:value-type="float">
            <text:p>1442893441.30583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9.17960596084595" calcext:value-type="float">
            <text:p>9.1796059608</text:p>
          </table:table-cell>
          <table:table-cell table:formula="of:=[.C15]/([.D15]-[.D14])" office:value-type="float" office:value="83724.133368509" calcext:value-type="float">
            <text:p>83724.133368509</text:p>
          </table:table-cell>
          <table:table-cell/>
          <table:table-cell office:value-type="float" office:value="1442893441.61717" calcext:value-type="float">
            <text:p>1442893441.61717</text:p>
          </table:table-cell>
          <table:table-cell table:formula="of:=[.G15]-[.$B15]" office:value-type="float" office:value="0.311341524124145" calcext:value-type="float">
            <text:p>0.3113415241</text:p>
          </table:table-cell>
          <table:table-cell/>
          <table:table-cell office:value-type="float" office:value="1442893441.61723" calcext:value-type="float">
            <text:p>1442893441.61723</text:p>
          </table:table-cell>
          <table:table-cell table:formula="of:=[.J15]-[.$B15]" office:value-type="float" office:value="0.311397552490234" calcext:value-type="float">
            <text:p>0.31139755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3441.40252" calcext:value-type="float">
            <text:p>1442893441.40252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9.27628993988037" calcext:value-type="float">
            <text:p>9.2762899399</text:p>
          </table:table-cell>
          <table:table-cell table:formula="of:=[.C16]/([.D16]-[.D15])" office:value-type="float" office:value="83736.7274377223" calcext:value-type="float">
            <text:p>83736.7274377223</text:p>
          </table:table-cell>
          <table:table-cell/>
          <table:table-cell office:value-type="float" office:value="1442893441.69849" calcext:value-type="float">
            <text:p>1442893441.69849</text:p>
          </table:table-cell>
          <table:table-cell table:formula="of:=[.G16]-[.$B16]" office:value-type="float" office:value="0.295977115631104" calcext:value-type="float">
            <text:p>0.2959771156</text:p>
          </table:table-cell>
          <table:table-cell/>
          <table:table-cell office:value-type="float" office:value="1442893441.69854" calcext:value-type="float">
            <text:p>1442893441.69854</text:p>
          </table:table-cell>
          <table:table-cell table:formula="of:=[.J16]-[.$B16]" office:value-type="float" office:value="0.296021223068237" calcext:value-type="float">
            <text:p>0.29602122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3441.49805" calcext:value-type="float">
            <text:p>1442893441.49805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9.37182807922363" calcext:value-type="float">
            <text:p>9.3718280792</text:p>
          </table:table-cell>
          <table:table-cell table:formula="of:=[.C17]/([.D17]-[.D16])" office:value-type="float" office:value="84741.0265225247" calcext:value-type="float">
            <text:p>84741.0265225247</text:p>
          </table:table-cell>
          <table:table-cell/>
          <table:table-cell office:value-type="float" office:value="1442893441.79515" calcext:value-type="float">
            <text:p>1442893441.79515</text:p>
          </table:table-cell>
          <table:table-cell table:formula="of:=[.G17]-[.$B17]" office:value-type="float" office:value="0.297099828720093" calcext:value-type="float">
            <text:p>0.2970998287</text:p>
          </table:table-cell>
          <table:table-cell/>
          <table:table-cell office:value-type="float" office:value="1442893441.7952" calcext:value-type="float">
            <text:p>1442893441.7952</text:p>
          </table:table-cell>
          <table:table-cell table:formula="of:=[.J17]-[.$B17]" office:value-type="float" office:value="0.297142028808594" calcext:value-type="float">
            <text:p>0.29714202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3441.59473" calcext:value-type="float">
            <text:p>1442893441.59473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9.46850275993347" calcext:value-type="float">
            <text:p>9.4685027599</text:p>
          </table:table-cell>
          <table:table-cell table:formula="of:=[.C18]/([.D18]-[.D17])" office:value-type="float" office:value="83744.7813693792" calcext:value-type="float">
            <text:p>83744.7813693792</text:p>
          </table:table-cell>
          <table:table-cell/>
          <table:table-cell office:value-type="float" office:value="1442893441.90665" calcext:value-type="float">
            <text:p>1442893441.90665</text:p>
          </table:table-cell>
          <table:table-cell table:formula="of:=[.G18]-[.$B18]" office:value-type="float" office:value="0.311918973922729" calcext:value-type="float">
            <text:p>0.3119189739</text:p>
          </table:table-cell>
          <table:table-cell/>
          <table:table-cell office:value-type="float" office:value="1442893441.90669" calcext:value-type="float">
            <text:p>1442893441.90669</text:p>
          </table:table-cell>
          <table:table-cell table:formula="of:=[.J18]-[.$B18]" office:value-type="float" office:value="0.311960220336914" calcext:value-type="float">
            <text:p>0.31196022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3441.69031" calcext:value-type="float">
            <text:p>1442893441.69031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9.5640869140625" calcext:value-type="float">
            <text:p>9.5640869141</text:p>
          </table:table-cell>
          <table:table-cell table:formula="of:=[.C19]/([.D19]-[.D18])" office:value-type="float" office:value="84700.2316834993" calcext:value-type="float">
            <text:p>84700.2316834993</text:p>
          </table:table-cell>
          <table:table-cell/>
          <table:table-cell office:value-type="float" office:value="1442893441.98629" calcext:value-type="float">
            <text:p>1442893441.98629</text:p>
          </table:table-cell>
          <table:table-cell table:formula="of:=[.G19]-[.$B19]" office:value-type="float" office:value="0.295978546142578" calcext:value-type="float">
            <text:p>0.2959785461</text:p>
          </table:table-cell>
          <table:table-cell/>
          <table:table-cell office:value-type="float" office:value="1442893441.98635" calcext:value-type="float">
            <text:p>1442893441.98635</text:p>
          </table:table-cell>
          <table:table-cell table:formula="of:=[.J19]-[.$B19]" office:value-type="float" office:value="0.296032905578613" calcext:value-type="float">
            <text:p>0.29603290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3441.78591" calcext:value-type="float">
            <text:p>1442893441.78591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9.6596884727478" calcext:value-type="float">
            <text:p>9.6596884727</text:p>
          </table:table-cell>
          <table:table-cell table:formula="of:=[.C20]/([.D20]-[.D19])" office:value-type="float" office:value="84684.8117471607" calcext:value-type="float">
            <text:p>84684.8117471607</text:p>
          </table:table-cell>
          <table:table-cell/>
          <table:table-cell office:value-type="float" office:value="1442893442.08197" calcext:value-type="float">
            <text:p>1442893442.08197</text:p>
          </table:table-cell>
          <table:table-cell table:formula="of:=[.G20]-[.$B20]" office:value-type="float" office:value="0.296051025390625" calcext:value-type="float">
            <text:p>0.2960510254</text:p>
          </table:table-cell>
          <table:table-cell/>
          <table:table-cell office:value-type="float" office:value="1442893442.082" calcext:value-type="float">
            <text:p>1442893442.082</text:p>
          </table:table-cell>
          <table:table-cell table:formula="of:=[.J20]-[.$B20]" office:value-type="float" office:value="0.296089649200439" calcext:value-type="float">
            <text:p>0.29608964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3441.8815" calcext:value-type="float">
            <text:p>1442893441.8815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9.75527119636536" calcext:value-type="float">
            <text:p>9.7552711964</text:p>
          </table:table-cell>
          <table:table-cell table:formula="of:=[.C21]/([.D21]-[.D20])" office:value-type="float" office:value="84701.4993252732" calcext:value-type="float">
            <text:p>84701.4993252732</text:p>
          </table:table-cell>
          <table:table-cell/>
          <table:table-cell office:value-type="float" office:value="1442893442.13426" calcext:value-type="float">
            <text:p>1442893442.13426</text:p>
          </table:table-cell>
          <table:table-cell table:formula="of:=[.G21]-[.$B21]" office:value-type="float" office:value="0.252763032913208" calcext:value-type="float">
            <text:p>0.2527630329</text:p>
          </table:table-cell>
          <table:table-cell/>
          <table:table-cell office:value-type="float" office:value="1442893442.13429" calcext:value-type="float">
            <text:p>1442893442.13429</text:p>
          </table:table-cell>
          <table:table-cell table:formula="of:=[.J21]-[.$B21]" office:value-type="float" office:value="0.252795457839966" calcext:value-type="float">
            <text:p>0.25279545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3441.97707" calcext:value-type="float">
            <text:p>1442893441.97707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9.85084438323975" calcext:value-type="float">
            <text:p>9.8508443832</text:p>
          </table:table-cell>
          <table:table-cell table:formula="of:=[.C22]/([.D22]-[.D21])" office:value-type="float" office:value="84709.9512401993" calcext:value-type="float">
            <text:p>84709.9512401993</text:p>
          </table:table-cell>
          <table:table-cell/>
          <table:table-cell office:value-type="float" office:value="1442893442.26126" calcext:value-type="float">
            <text:p>1442893442.26126</text:p>
          </table:table-cell>
          <table:table-cell table:formula="of:=[.G22]-[.$B22]" office:value-type="float" office:value="0.284184694290161" calcext:value-type="float">
            <text:p>0.2841846943</text:p>
          </table:table-cell>
          <table:table-cell/>
          <table:table-cell office:value-type="float" office:value="1442893442.2613" calcext:value-type="float">
            <text:p>1442893442.2613</text:p>
          </table:table-cell>
          <table:table-cell table:formula="of:=[.J22]-[.$B22]" office:value-type="float" office:value="0.284225702285767" calcext:value-type="float">
            <text:p>0.28422570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3442.06084" calcext:value-type="float">
            <text:p>1442893442.06084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9.93461799621582" calcext:value-type="float">
            <text:p>9.9346179962</text:p>
          </table:table-cell>
          <table:table-cell table:formula="of:=[.C23]/([.D23]-[.D22])" office:value-type="float" office:value="96641.4090593445" calcext:value-type="float">
            <text:p>96641.4090593445</text:p>
          </table:table-cell>
          <table:table-cell/>
          <table:table-cell office:value-type="float" office:value="1442893442.33533" calcext:value-type="float">
            <text:p>1442893442.33533</text:p>
          </table:table-cell>
          <table:table-cell table:formula="of:=[.G23]-[.$B23]" office:value-type="float" office:value="0.274487257003784" calcext:value-type="float">
            <text:p>0.274487257</text:p>
          </table:table-cell>
          <table:table-cell/>
          <table:table-cell office:value-type="float" office:value="1442893442.33539" calcext:value-type="float">
            <text:p>1442893442.33539</text:p>
          </table:table-cell>
          <table:table-cell table:formula="of:=[.J23]-[.$B23]" office:value-type="float" office:value="0.274542093276978" calcext:value-type="float">
            <text:p>0.274542093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3442.14058" calcext:value-type="float">
            <text:p>1442893442.14058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10.0143551826477" calcext:value-type="float">
            <text:p>10.0143551826</text:p>
          </table:table-cell>
          <table:table-cell table:formula="of:=[.C24]/([.D24]-[.D23])" office:value-type="float" office:value="101533.554948242" calcext:value-type="float">
            <text:p>101533.554948242</text:p>
          </table:table-cell>
          <table:table-cell/>
          <table:table-cell office:value-type="float" office:value="1442893442.42067" calcext:value-type="float">
            <text:p>1442893442.42067</text:p>
          </table:table-cell>
          <table:table-cell table:formula="of:=[.G24]-[.$B24]" office:value-type="float" office:value="0.280086040496826" calcext:value-type="float">
            <text:p>0.2800860405</text:p>
          </table:table-cell>
          <table:table-cell/>
          <table:table-cell office:value-type="float" office:value="1442893442.42073" calcext:value-type="float">
            <text:p>1442893442.42073</text:p>
          </table:table-cell>
          <table:table-cell table:formula="of:=[.J24]-[.$B24]" office:value-type="float" office:value="0.280144691467285" calcext:value-type="float">
            <text:p>0.28014469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3442.22029" calcext:value-type="float">
            <text:p>1442893442.22029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10.0940685272217" calcext:value-type="float">
            <text:p>10.0940685272</text:p>
          </table:table-cell>
          <table:table-cell table:formula="of:=[.C25]/([.D25]-[.D24])" office:value-type="float" office:value="101563.923120637" calcext:value-type="float">
            <text:p>101563.923120637</text:p>
          </table:table-cell>
          <table:table-cell/>
          <table:table-cell office:value-type="float" office:value="1442893442.50019" calcext:value-type="float">
            <text:p>1442893442.50019</text:p>
          </table:table-cell>
          <table:table-cell table:formula="of:=[.G25]-[.$B25]" office:value-type="float" office:value="0.279894113540649" calcext:value-type="float">
            <text:p>0.2798941135</text:p>
          </table:table-cell>
          <table:table-cell/>
          <table:table-cell office:value-type="float" office:value="1442893442.50022" calcext:value-type="float">
            <text:p>1442893442.50022</text:p>
          </table:table-cell>
          <table:table-cell table:formula="of:=[.J25]-[.$B25]" office:value-type="float" office:value="0.279926300048828" calcext:value-type="float">
            <text:p>0.27992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3442.30002" calcext:value-type="float">
            <text:p>1442893442.30002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10.1737942695618" calcext:value-type="float">
            <text:p>10.1737942696</text:p>
          </table:table-cell>
          <table:table-cell table:formula="of:=[.C26]/([.D26]-[.D25])" office:value-type="float" office:value="101548.129404236" calcext:value-type="float">
            <text:p>101548.129404236</text:p>
          </table:table-cell>
          <table:table-cell/>
          <table:table-cell office:value-type="float" office:value="1442893442.65962" calcext:value-type="float">
            <text:p>1442893442.65962</text:p>
          </table:table-cell>
          <table:table-cell table:formula="of:=[.G26]-[.$B26]" office:value-type="float" office:value="0.35959529876709" calcext:value-type="float">
            <text:p>0.3595952988</text:p>
          </table:table-cell>
          <table:table-cell/>
          <table:table-cell office:value-type="float" office:value="1442893442.65968" calcext:value-type="float">
            <text:p>1442893442.65968</text:p>
          </table:table-cell>
          <table:table-cell table:formula="of:=[.J26]-[.$B26]" office:value-type="float" office:value="0.359661102294922" calcext:value-type="float">
            <text:p>0.35966110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3442.37969" calcext:value-type="float">
            <text:p>1442893442.37969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10.2534613609314" calcext:value-type="float">
            <text:p>10.2534613609</text:p>
          </table:table-cell>
          <table:table-cell table:formula="of:=[.C27]/([.D27]-[.D26])" office:value-type="float" office:value="101622.889210769" calcext:value-type="float">
            <text:p>101622.889210769</text:p>
          </table:table-cell>
          <table:table-cell/>
          <table:table-cell office:value-type="float" office:value="1442893442.65974" calcext:value-type="float">
            <text:p>1442893442.65974</text:p>
          </table:table-cell>
          <table:table-cell table:formula="of:=[.G27]-[.$B27]" office:value-type="float" office:value="0.280051946640015" calcext:value-type="float">
            <text:p>0.2800519466</text:p>
          </table:table-cell>
          <table:table-cell/>
          <table:table-cell office:value-type="float" office:value="1442893442.68912" calcext:value-type="float">
            <text:p>1442893442.68912</text:p>
          </table:table-cell>
          <table:table-cell table:formula="of:=[.J27]-[.$B27]" office:value-type="float" office:value="0.309429883956909" calcext:value-type="float">
            <text:p>0.30942988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3442.4593" calcext:value-type="float">
            <text:p>1442893442.4593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10.3330719470978" calcext:value-type="float">
            <text:p>10.3330719471</text:p>
          </table:table-cell>
          <table:table-cell table:formula="of:=[.C28]/([.D28]-[.D27])" office:value-type="float" office:value="101695.018085658" calcext:value-type="float">
            <text:p>101695.018085658</text:p>
          </table:table-cell>
          <table:table-cell/>
          <table:table-cell office:value-type="float" office:value="1442893442.74222" calcext:value-type="float">
            <text:p>1442893442.74222</text:p>
          </table:table-cell>
          <table:table-cell table:formula="of:=[.G28]-[.$B28]" office:value-type="float" office:value="0.282922029495239" calcext:value-type="float">
            <text:p>0.2829220295</text:p>
          </table:table-cell>
          <table:table-cell/>
          <table:table-cell office:value-type="float" office:value="1442893442.74225" calcext:value-type="float">
            <text:p>1442893442.74225</text:p>
          </table:table-cell>
          <table:table-cell table:formula="of:=[.J28]-[.$B28]" office:value-type="float" office:value="0.28295373916626" calcext:value-type="float">
            <text:p>0.28295373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3442.53883" calcext:value-type="float">
            <text:p>1442893442.53883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10.4125993251801" calcext:value-type="float">
            <text:p>10.4125993252</text:p>
          </table:table-cell>
          <table:table-cell table:formula="of:=[.C29]/([.D29]-[.D28])" office:value-type="float" office:value="101801.419778032" calcext:value-type="float">
            <text:p>101801.419778032</text:p>
          </table:table-cell>
          <table:table-cell/>
          <table:table-cell office:value-type="float" office:value="1442893442.87093" calcext:value-type="float">
            <text:p>1442893442.87093</text:p>
          </table:table-cell>
          <table:table-cell table:formula="of:=[.G29]-[.$B29]" office:value-type="float" office:value="0.332107782363892" calcext:value-type="float">
            <text:p>0.3321077824</text:p>
          </table:table-cell>
          <table:table-cell/>
          <table:table-cell office:value-type="float" office:value="1442893442.87096" calcext:value-type="float">
            <text:p>1442893442.87096</text:p>
          </table:table-cell>
          <table:table-cell table:formula="of:=[.J29]-[.$B29]" office:value-type="float" office:value="0.332135438919067" calcext:value-type="float">
            <text:p>0.33213543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3442.61825" calcext:value-type="float">
            <text:p>1442893442.61825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10.4920227527618" calcext:value-type="float">
            <text:p>10.4920227528</text:p>
          </table:table-cell>
          <table:table-cell table:formula="of:=[.C30]/([.D30]-[.D29])" office:value-type="float" office:value="101934.658909842" calcext:value-type="float">
            <text:p>101934.658909842</text:p>
          </table:table-cell>
          <table:table-cell/>
          <table:table-cell office:value-type="float" office:value="1442893442.87099" calcext:value-type="float">
            <text:p>1442893442.87099</text:p>
          </table:table-cell>
          <table:table-cell table:formula="of:=[.G30]-[.$B30]" office:value-type="float" office:value="0.252740859985352" calcext:value-type="float">
            <text:p>0.25274086</text:p>
          </table:table-cell>
          <table:table-cell/>
          <table:table-cell office:value-type="float" office:value="1442893442.9005" calcext:value-type="float">
            <text:p>1442893442.9005</text:p>
          </table:table-cell>
          <table:table-cell table:formula="of:=[.J30]-[.$B30]" office:value-type="float" office:value="0.282251358032227" calcext:value-type="float">
            <text:p>0.2822513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3442.69768" calcext:value-type="float">
            <text:p>1442893442.69768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10.5714569091797" calcext:value-type="float">
            <text:p>10.5714569092</text:p>
          </table:table-cell>
          <table:table-cell table:formula="of:=[.C31]/([.D31]-[.D30])" office:value-type="float" office:value="101920.89102593" calcext:value-type="float">
            <text:p>101920.89102593</text:p>
          </table:table-cell>
          <table:table-cell/>
          <table:table-cell office:value-type="float" office:value="1442893442.97725" calcext:value-type="float">
            <text:p>1442893442.97725</text:p>
          </table:table-cell>
          <table:table-cell table:formula="of:=[.G31]-[.$B31]" office:value-type="float" office:value="0.27957010269165" calcext:value-type="float">
            <text:p>0.2795701027</text:p>
          </table:table-cell>
          <table:table-cell/>
          <table:table-cell office:value-type="float" office:value="1442893442.97729" calcext:value-type="float">
            <text:p>1442893442.97729</text:p>
          </table:table-cell>
          <table:table-cell table:formula="of:=[.J31]-[.$B31]" office:value-type="float" office:value="0.279606819152832" calcext:value-type="float">
            <text:p>0.279606819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3442.77704" calcext:value-type="float">
            <text:p>1442893442.77704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10.6508164405823" calcext:value-type="float">
            <text:p>10.6508164406</text:p>
          </table:table-cell>
          <table:table-cell table:formula="of:=[.C32]/([.D32]-[.D31])" office:value-type="float" office:value="102016.731410992" calcext:value-type="float">
            <text:p>102016.731410992</text:p>
          </table:table-cell>
          <table:table-cell/>
          <table:table-cell office:value-type="float" office:value="1442893443.10478" calcext:value-type="float">
            <text:p>1442893443.10478</text:p>
          </table:table-cell>
          <table:table-cell table:formula="of:=[.G32]-[.$B32]" office:value-type="float" office:value="0.327742338180542" calcext:value-type="float">
            <text:p>0.3277423382</text:p>
          </table:table-cell>
          <table:table-cell/>
          <table:table-cell office:value-type="float" office:value="1442893443.10482" calcext:value-type="float">
            <text:p>1442893443.10482</text:p>
          </table:table-cell>
          <table:table-cell table:formula="of:=[.J32]-[.$B32]" office:value-type="float" office:value="0.327780246734619" calcext:value-type="float">
            <text:p>0.327780246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3442.85642" calcext:value-type="float">
            <text:p>1442893442.85642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10.7301931381226" calcext:value-type="float">
            <text:p>10.7301931381</text:p>
          </table:table-cell>
          <table:table-cell table:formula="of:=[.C33]/([.D33]-[.D32])" office:value-type="float" office:value="101994.669101613" calcext:value-type="float">
            <text:p>101994.669101613</text:p>
          </table:table-cell>
          <table:table-cell/>
          <table:table-cell office:value-type="float" office:value="1442893443.29843" calcext:value-type="float">
            <text:p>1442893443.29843</text:p>
          </table:table-cell>
          <table:table-cell table:formula="of:=[.G33]-[.$B33]" office:value-type="float" office:value="0.442010879516602" calcext:value-type="float">
            <text:p>0.4420108795</text:p>
          </table:table-cell>
          <table:table-cell/>
          <table:table-cell office:value-type="float" office:value="1442893443.29847" calcext:value-type="float">
            <text:p>1442893443.29847</text:p>
          </table:table-cell>
          <table:table-cell table:formula="of:=[.J33]-[.$B33]" office:value-type="float" office:value="0.442047357559204" calcext:value-type="float">
            <text:p>0.44204735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3442.93596" calcext:value-type="float">
            <text:p>1442893442.93596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10.8097372055054" calcext:value-type="float">
            <text:p>10.8097372055</text:p>
          </table:table-cell>
          <table:table-cell table:formula="of:=[.C34]/([.D34]-[.D33])" office:value-type="float" office:value="101780.060617687" calcext:value-type="float">
            <text:p>101780.060617687</text:p>
          </table:table-cell>
          <table:table-cell/>
          <table:table-cell office:value-type="float" office:value="1442893443.29851" calcext:value-type="float">
            <text:p>1442893443.29851</text:p>
          </table:table-cell>
          <table:table-cell table:formula="of:=[.G34]-[.$B34]" office:value-type="float" office:value="0.362550258636475" calcext:value-type="float">
            <text:p>0.3625502586</text:p>
          </table:table-cell>
          <table:table-cell/>
          <table:table-cell office:value-type="float" office:value="1442893443.32537" calcext:value-type="float">
            <text:p>1442893443.32537</text:p>
          </table:table-cell>
          <table:table-cell table:formula="of:=[.J34]-[.$B34]" office:value-type="float" office:value="0.389401912689209" calcext:value-type="float">
            <text:p>0.38940191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3443.01658" calcext:value-type="float">
            <text:p>1442893443.01658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10.8903586864471" calcext:value-type="float">
            <text:p>10.8903586864</text:p>
          </table:table-cell>
          <table:table-cell table:formula="of:=[.C35]/([.D35]-[.D34])" office:value-type="float" office:value="100419.886926255" calcext:value-type="float">
            <text:p>100419.886926255</text:p>
          </table:table-cell>
          <table:table-cell/>
          <table:table-cell office:value-type="float" office:value="1442893443.46174" calcext:value-type="float">
            <text:p>1442893443.46174</text:p>
          </table:table-cell>
          <table:table-cell table:formula="of:=[.G35]-[.$B35]" office:value-type="float" office:value="0.445159196853638" calcext:value-type="float">
            <text:p>0.4451591969</text:p>
          </table:table-cell>
          <table:table-cell/>
          <table:table-cell office:value-type="float" office:value="1442893443.46179" calcext:value-type="float">
            <text:p>1442893443.46179</text:p>
          </table:table-cell>
          <table:table-cell table:formula="of:=[.J35]-[.$B35]" office:value-type="float" office:value="0.445202112197876" calcext:value-type="float">
            <text:p>0.44520211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3443.09815" calcext:value-type="float">
            <text:p>1442893443.09815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10.9719269275665" calcext:value-type="float">
            <text:p>10.9719269276</text:p>
          </table:table-cell>
          <table:table-cell table:formula="of:=[.C36]/([.D36]-[.D35])" office:value-type="float" office:value="99254.3162497589" calcext:value-type="float">
            <text:p>99254.3162497589</text:p>
          </table:table-cell>
          <table:table-cell/>
          <table:table-cell office:value-type="float" office:value="1442893443.49957" calcext:value-type="float">
            <text:p>1442893443.49957</text:p>
          </table:table-cell>
          <table:table-cell table:formula="of:=[.G36]-[.$B36]" office:value-type="float" office:value="0.401419162750244" calcext:value-type="float">
            <text:p>0.4014191628</text:p>
          </table:table-cell>
          <table:table-cell/>
          <table:table-cell office:value-type="float" office:value="1442893443.49961" calcext:value-type="float">
            <text:p>1442893443.49961</text:p>
          </table:table-cell>
          <table:table-cell table:formula="of:=[.J36]-[.$B36]" office:value-type="float" office:value="0.40145754814148" calcext:value-type="float">
            <text:p>0.40145754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3443.17964" calcext:value-type="float">
            <text:p>1442893443.17964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11.0534157752991" calcext:value-type="float">
            <text:p>11.0534157753</text:p>
          </table:table-cell>
          <table:table-cell table:formula="of:=[.C37]/([.D37]-[.D36])" office:value-type="float" office:value="99351.0182715067" calcext:value-type="float">
            <text:p>99351.0182715067</text:p>
          </table:table-cell>
          <table:table-cell/>
          <table:table-cell office:value-type="float" office:value="1442893443.49966" calcext:value-type="float">
            <text:p>1442893443.49966</text:p>
          </table:table-cell>
          <table:table-cell table:formula="of:=[.G37]-[.$B37]" office:value-type="float" office:value="0.320013761520386" calcext:value-type="float">
            <text:p>0.3200137615</text:p>
          </table:table-cell>
          <table:table-cell/>
          <table:table-cell office:value-type="float" office:value="1442893443.52659" calcext:value-type="float">
            <text:p>1442893443.52659</text:p>
          </table:table-cell>
          <table:table-cell table:formula="of:=[.J37]-[.$B37]" office:value-type="float" office:value="0.346951007843018" calcext:value-type="float">
            <text:p>0.34695100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3443.26129" calcext:value-type="float">
            <text:p>1442893443.26129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11.135062456131" calcext:value-type="float">
            <text:p>11.1350624561</text:p>
          </table:table-cell>
          <table:table-cell table:formula="of:=[.C38]/([.D38]-[.D37])" office:value-type="float" office:value="99158.9605052986" calcext:value-type="float">
            <text:p>99158.9605052986</text:p>
          </table:table-cell>
          <table:table-cell/>
          <table:table-cell office:value-type="float" office:value="1442893443.62477" calcext:value-type="float">
            <text:p>1442893443.62477</text:p>
          </table:table-cell>
          <table:table-cell table:formula="of:=[.G38]-[.$B38]" office:value-type="float" office:value="0.363484621047974" calcext:value-type="float">
            <text:p>0.363484621</text:p>
          </table:table-cell>
          <table:table-cell/>
          <table:table-cell office:value-type="float" office:value="1442893443.62481" calcext:value-type="float">
            <text:p>1442893443.62481</text:p>
          </table:table-cell>
          <table:table-cell table:formula="of:=[.J38]-[.$B38]" office:value-type="float" office:value="0.363524436950684" calcext:value-type="float">
            <text:p>0.3635244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3443.3429" calcext:value-type="float">
            <text:p>1442893443.3429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11.2166752815247" calcext:value-type="float">
            <text:p>11.2166752815</text:p>
          </table:table-cell>
          <table:table-cell table:formula="of:=[.C39]/([.D39]-[.D38])" office:value-type="float" office:value="99200.0946045824" calcext:value-type="float">
            <text:p>99200.0946045824</text:p>
          </table:table-cell>
          <table:table-cell/>
          <table:table-cell office:value-type="float" office:value="1442893443.70624" calcext:value-type="float">
            <text:p>1442893443.70624</text:p>
          </table:table-cell>
          <table:table-cell table:formula="of:=[.G39]-[.$B39]" office:value-type="float" office:value="0.36333441734314" calcext:value-type="float">
            <text:p>0.3633344173</text:p>
          </table:table-cell>
          <table:table-cell/>
          <table:table-cell office:value-type="float" office:value="1442893443.7063" calcext:value-type="float">
            <text:p>1442893443.7063</text:p>
          </table:table-cell>
          <table:table-cell table:formula="of:=[.J39]-[.$B39]" office:value-type="float" office:value="0.363396167755127" calcext:value-type="float">
            <text:p>0.36339616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3443.42426" calcext:value-type="float">
            <text:p>1442893443.42426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11.2980351448059" calcext:value-type="float">
            <text:p>11.2980351448</text:p>
          </table:table-cell>
          <table:table-cell table:formula="of:=[.C40]/([.D40]-[.D39])" office:value-type="float" office:value="99508.5251312828" calcext:value-type="float">
            <text:p>99508.5251312828</text:p>
          </table:table-cell>
          <table:table-cell/>
          <table:table-cell office:value-type="float" office:value="1442893443.82588" calcext:value-type="float">
            <text:p>1442893443.82588</text:p>
          </table:table-cell>
          <table:table-cell table:formula="of:=[.G40]-[.$B40]" office:value-type="float" office:value="0.401617765426636" calcext:value-type="float">
            <text:p>0.4016177654</text:p>
          </table:table-cell>
          <table:table-cell/>
          <table:table-cell office:value-type="float" office:value="1442893443.82594" calcext:value-type="float">
            <text:p>1442893443.82594</text:p>
          </table:table-cell>
          <table:table-cell table:formula="of:=[.J40]-[.$B40]" office:value-type="float" office:value="0.401678800582886" calcext:value-type="float">
            <text:p>0.40167880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3443.50571" calcext:value-type="float">
            <text:p>1442893443.50571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11.3794889450073" calcext:value-type="float">
            <text:p>11.379488945</text:p>
          </table:table-cell>
          <table:table-cell table:formula="of:=[.C41]/([.D41]-[.D40])" office:value-type="float" office:value="99393.7665275347" calcext:value-type="float">
            <text:p>99393.7665275347</text:p>
          </table:table-cell>
          <table:table-cell/>
          <table:table-cell office:value-type="float" office:value="1442893443.95055" calcext:value-type="float">
            <text:p>1442893443.95055</text:p>
          </table:table-cell>
          <table:table-cell table:formula="of:=[.G41]-[.$B41]" office:value-type="float" office:value="0.444835424423218" calcext:value-type="float">
            <text:p>0.4448354244</text:p>
          </table:table-cell>
          <table:table-cell/>
          <table:table-cell office:value-type="float" office:value="1442893443.95059" calcext:value-type="float">
            <text:p>1442893443.95059</text:p>
          </table:table-cell>
          <table:table-cell table:formula="of:=[.J41]-[.$B41]" office:value-type="float" office:value="0.44487452507019" calcext:value-type="float">
            <text:p>0.44487452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3443.58713" calcext:value-type="float">
            <text:p>1442893443.58713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11.4609007835388" calcext:value-type="float">
            <text:p>11.4609007835</text:p>
          </table:table-cell>
          <table:table-cell table:formula="of:=[.C42]/([.D42]-[.D41])" office:value-type="float" office:value="99444.9965267406" calcext:value-type="float">
            <text:p>99444.9965267406</text:p>
          </table:table-cell>
          <table:table-cell/>
          <table:table-cell office:value-type="float" office:value="1442893443.95063" calcext:value-type="float">
            <text:p>1442893443.95063</text:p>
          </table:table-cell>
          <table:table-cell table:formula="of:=[.G42]-[.$B42]" office:value-type="float" office:value="0.363503932952881" calcext:value-type="float">
            <text:p>0.363503933</text:p>
          </table:table-cell>
          <table:table-cell/>
          <table:table-cell office:value-type="float" office:value="1442893443.97753" calcext:value-type="float">
            <text:p>1442893443.97753</text:p>
          </table:table-cell>
          <table:table-cell table:formula="of:=[.J42]-[.$B42]" office:value-type="float" office:value="0.390400409698486" calcext:value-type="float">
            <text:p>0.390400409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3443.66852" calcext:value-type="float">
            <text:p>1442893443.66852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11.5422918796539" calcext:value-type="float">
            <text:p>11.5422918797</text:p>
          </table:table-cell>
          <table:table-cell table:formula="of:=[.C43]/([.D43]-[.D42])" office:value-type="float" office:value="99470.3399564707" calcext:value-type="float">
            <text:p>99470.3399564707</text:p>
          </table:table-cell>
          <table:table-cell/>
          <table:table-cell office:value-type="float" office:value="1442893444.03203" calcext:value-type="float">
            <text:p>1442893444.03203</text:p>
          </table:table-cell>
          <table:table-cell table:formula="of:=[.G43]-[.$B43]" office:value-type="float" office:value="0.363512992858887" calcext:value-type="float">
            <text:p>0.3635129929</text:p>
          </table:table-cell>
          <table:table-cell/>
          <table:table-cell office:value-type="float" office:value="1442893444.03207" calcext:value-type="float">
            <text:p>1442893444.03207</text:p>
          </table:table-cell>
          <table:table-cell table:formula="of:=[.J43]-[.$B43]" office:value-type="float" office:value="0.363556623458862" calcext:value-type="float">
            <text:p>0.36355662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3443.74997" calcext:value-type="float">
            <text:p>1442893443.74997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11.6237435340881" calcext:value-type="float">
            <text:p>11.6237435341</text:p>
          </table:table-cell>
          <table:table-cell table:formula="of:=[.C44]/([.D44]-[.D43])" office:value-type="float" office:value="99396.384962811" calcext:value-type="float">
            <text:p>99396.384962811</text:p>
          </table:table-cell>
          <table:table-cell/>
          <table:table-cell office:value-type="float" office:value="1442893444.15152" calcext:value-type="float">
            <text:p>1442893444.15152</text:p>
          </table:table-cell>
          <table:table-cell table:formula="of:=[.G44]-[.$B44]" office:value-type="float" office:value="0.401555061340332" calcext:value-type="float">
            <text:p>0.4015550613</text:p>
          </table:table-cell>
          <table:table-cell/>
          <table:table-cell office:value-type="float" office:value="1442893444.15156" calcext:value-type="float">
            <text:p>1442893444.15156</text:p>
          </table:table-cell>
          <table:table-cell table:formula="of:=[.J44]-[.$B44]" office:value-type="float" office:value="0.401592254638672" calcext:value-type="float">
            <text:p>0.401592254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3443.83139" calcext:value-type="float">
            <text:p>1442893443.83139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11.7051634788513" calcext:value-type="float">
            <text:p>11.7051634789</text:p>
          </table:table-cell>
          <table:table-cell table:formula="of:=[.C45]/([.D45]-[.D44])" office:value-type="float" office:value="99435.0957071742" calcext:value-type="float">
            <text:p>99435.0957071742</text:p>
          </table:table-cell>
          <table:table-cell/>
          <table:table-cell office:value-type="float" office:value="1442893444.35763" calcext:value-type="float">
            <text:p>1442893444.35763</text:p>
          </table:table-cell>
          <table:table-cell table:formula="of:=[.G45]-[.$B45]" office:value-type="float" office:value="0.526238203048706" calcext:value-type="float">
            <text:p>0.526238203</text:p>
          </table:table-cell>
          <table:table-cell/>
          <table:table-cell office:value-type="float" office:value="1442893444.35767" calcext:value-type="float">
            <text:p>1442893444.35767</text:p>
          </table:table-cell>
          <table:table-cell table:formula="of:=[.J45]-[.$B45]" office:value-type="float" office:value="0.526276111602783" calcext:value-type="float">
            <text:p>0.52627611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3443.91287" calcext:value-type="float">
            <text:p>1442893443.91287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11.7866444587708" calcext:value-type="float">
            <text:p>11.7866444588</text:p>
          </table:table-cell>
          <table:table-cell table:formula="of:=[.C46]/([.D46]-[.D45])" office:value-type="float" office:value="99360.6116176453" calcext:value-type="float">
            <text:p>99360.6116176453</text:p>
          </table:table-cell>
          <table:table-cell/>
          <table:table-cell office:value-type="float" office:value="1442893444.3577" calcext:value-type="float">
            <text:p>1442893444.3577</text:p>
          </table:table-cell>
          <table:table-cell table:formula="of:=[.G46]-[.$B46]" office:value-type="float" office:value="0.444833517074585" calcext:value-type="float">
            <text:p>0.4448335171</text:p>
          </table:table-cell>
          <table:table-cell/>
          <table:table-cell office:value-type="float" office:value="1442893444.38445" calcext:value-type="float">
            <text:p>1442893444.38445</text:p>
          </table:table-cell>
          <table:table-cell table:formula="of:=[.J46]-[.$B46]" office:value-type="float" office:value="0.471583366394043" calcext:value-type="float">
            <text:p>0.47158336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3443.9943" calcext:value-type="float">
            <text:p>1442893443.9943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11.8680715560913" calcext:value-type="float">
            <text:p>11.8680715561</text:p>
          </table:table-cell>
          <table:table-cell table:formula="of:=[.C47]/([.D47]-[.D46])" office:value-type="float" office:value="99426.3613269698" calcext:value-type="float">
            <text:p>99426.3613269698</text:p>
          </table:table-cell>
          <table:table-cell/>
          <table:table-cell office:value-type="float" office:value="1442893444.41835" calcext:value-type="float">
            <text:p>1442893444.41835</text:p>
          </table:table-cell>
          <table:table-cell table:formula="of:=[.G47]-[.$B47]" office:value-type="float" office:value="0.42404842376709" calcext:value-type="float">
            <text:p>0.4240484238</text:p>
          </table:table-cell>
          <table:table-cell/>
          <table:table-cell office:value-type="float" office:value="1442893444.41838" calcext:value-type="float">
            <text:p>1442893444.41838</text:p>
          </table:table-cell>
          <table:table-cell table:formula="of:=[.J47]-[.$B47]" office:value-type="float" office:value="0.424078226089478" calcext:value-type="float">
            <text:p>0.424078226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3444.07572" calcext:value-type="float">
            <text:p>1442893444.07572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11.9494934082031" calcext:value-type="float">
            <text:p>11.9494934082</text:p>
          </table:table-cell>
          <table:table-cell table:formula="of:=[.C48]/([.D48]-[.D47])" office:value-type="float" office:value="99432.7663890743" calcext:value-type="float">
            <text:p>99432.7663890743</text:p>
          </table:table-cell>
          <table:table-cell/>
          <table:table-cell office:value-type="float" office:value="1442893444.55862" calcext:value-type="float">
            <text:p>1442893444.55862</text:p>
          </table:table-cell>
          <table:table-cell table:formula="of:=[.G48]-[.$B48]" office:value-type="float" office:value="0.482900381088257" calcext:value-type="float">
            <text:p>0.4829003811</text:p>
          </table:table-cell>
          <table:table-cell/>
          <table:table-cell office:value-type="float" office:value="1442893444.55865" calcext:value-type="float">
            <text:p>1442893444.55865</text:p>
          </table:table-cell>
          <table:table-cell table:formula="of:=[.J48]-[.$B48]" office:value-type="float" office:value="0.482931137084961" calcext:value-type="float">
            <text:p>0.482931137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3444.15713" calcext:value-type="float">
            <text:p>1442893444.15713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12.0309085845947" calcext:value-type="float">
            <text:p>12.0309085846</text:p>
          </table:table-cell>
          <table:table-cell table:formula="of:=[.C49]/([.D49]-[.D48])" office:value-type="float" office:value="99440.919479911" calcext:value-type="float">
            <text:p>99440.919479911</text:p>
          </table:table-cell>
          <table:table-cell/>
          <table:table-cell office:value-type="float" office:value="1442893444.6832" calcext:value-type="float">
            <text:p>1442893444.6832</text:p>
          </table:table-cell>
          <table:table-cell table:formula="of:=[.G49]-[.$B49]" office:value-type="float" office:value="0.526065587997437" calcext:value-type="float">
            <text:p>0.526065588</text:p>
          </table:table-cell>
          <table:table-cell/>
          <table:table-cell office:value-type="float" office:value="1442893444.68324" calcext:value-type="float">
            <text:p>1442893444.68324</text:p>
          </table:table-cell>
          <table:table-cell table:formula="of:=[.J49]-[.$B49]" office:value-type="float" office:value="0.52610969543457" calcext:value-type="float">
            <text:p>0.526109695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3444.23853" calcext:value-type="float">
            <text:p>1442893444.23853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12.1123080253601" calcext:value-type="float">
            <text:p>12.1123080254</text:p>
          </table:table-cell>
          <table:table-cell table:formula="of:=[.C50]/([.D50]-[.D49])" office:value-type="float" office:value="99460.1427709467" calcext:value-type="float">
            <text:p>99460.1427709467</text:p>
          </table:table-cell>
          <table:table-cell/>
          <table:table-cell office:value-type="float" office:value="1442893444.6833" calcext:value-type="float">
            <text:p>1442893444.6833</text:p>
          </table:table-cell>
          <table:table-cell table:formula="of:=[.G50]-[.$B50]" office:value-type="float" office:value="0.444766283035278" calcext:value-type="float">
            <text:p>0.444766283</text:p>
          </table:table-cell>
          <table:table-cell/>
          <table:table-cell office:value-type="float" office:value="1442893444.71007" calcext:value-type="float">
            <text:p>1442893444.71007</text:p>
          </table:table-cell>
          <table:table-cell table:formula="of:=[.J50]-[.$B50]" office:value-type="float" office:value="0.47153902053833" calcext:value-type="float">
            <text:p>0.47153902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3444.31996" calcext:value-type="float">
            <text:p>1442893444.31996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12.1937310695648" calcext:value-type="float">
            <text:p>12.1937310696</text:p>
          </table:table-cell>
          <table:table-cell table:formula="of:=[.C51]/([.D51]-[.D50])" office:value-type="float" office:value="99431.3106206792" calcext:value-type="float">
            <text:p>99431.3106206792</text:p>
          </table:table-cell>
          <table:table-cell/>
          <table:table-cell office:value-type="float" office:value="1442893444.7945" calcext:value-type="float">
            <text:p>1442893444.7945</text:p>
          </table:table-cell>
          <table:table-cell table:formula="of:=[.G51]-[.$B51]" office:value-type="float" office:value="0.474547147750855" calcext:value-type="float">
            <text:p>0.4745471478</text:p>
          </table:table-cell>
          <table:table-cell/>
          <table:table-cell office:value-type="float" office:value="1442893444.79455" calcext:value-type="float">
            <text:p>1442893444.79455</text:p>
          </table:table-cell>
          <table:table-cell table:formula="of:=[.J51]-[.$B51]" office:value-type="float" office:value="0.47458815574646" calcext:value-type="float">
            <text:p>0.47458815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3444.40139" calcext:value-type="float">
            <text:p>1442893444.40139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12.2751681804657" calcext:value-type="float">
            <text:p>12.2751681805</text:p>
          </table:table-cell>
          <table:table-cell table:formula="of:=[.C52]/([.D52]-[.D51])" office:value-type="float" office:value="99414.135772253" calcext:value-type="float">
            <text:p>99414.135772253</text:p>
          </table:table-cell>
          <table:table-cell/>
          <table:table-cell office:value-type="float" office:value="1442893444.92755" calcext:value-type="float">
            <text:p>1442893444.92755</text:p>
          </table:table-cell>
          <table:table-cell table:formula="of:=[.G52]-[.$B52]" office:value-type="float" office:value="0.526156425476074" calcext:value-type="float">
            <text:p>0.5261564255</text:p>
          </table:table-cell>
          <table:table-cell/>
          <table:table-cell office:value-type="float" office:value="1442893444.92759" calcext:value-type="float">
            <text:p>1442893444.92759</text:p>
          </table:table-cell>
          <table:table-cell table:formula="of:=[.J52]-[.$B52]" office:value-type="float" office:value="0.526199340820313" calcext:value-type="float">
            <text:p>0.52619934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3444.48281" calcext:value-type="float">
            <text:p>1442893444.48281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12.3565852642059" calcext:value-type="float">
            <text:p>12.3565852642</text:p>
          </table:table-cell>
          <table:table-cell table:formula="of:=[.C53]/([.D53]-[.D52])" office:value-type="float" office:value="99438.5898889566" calcext:value-type="float">
            <text:p>99438.5898889566</text:p>
          </table:table-cell>
          <table:table-cell/>
          <table:table-cell office:value-type="float" office:value="1442893445.09037" calcext:value-type="float">
            <text:p>1442893445.09037</text:p>
          </table:table-cell>
          <table:table-cell table:formula="of:=[.G53]-[.$B53]" office:value-type="float" office:value="0.607560396194458" calcext:value-type="float">
            <text:p>0.6075603962</text:p>
          </table:table-cell>
          <table:table-cell/>
          <table:table-cell office:value-type="float" office:value="1442893445.09041" calcext:value-type="float">
            <text:p>1442893445.09041</text:p>
          </table:table-cell>
          <table:table-cell table:formula="of:=[.J53]-[.$B53]" office:value-type="float" office:value="0.607601165771484" calcext:value-type="float">
            <text:p>0.607601165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3444.56423" calcext:value-type="float">
            <text:p>1442893444.56423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12.4380028247833" calcext:value-type="float">
            <text:p>12.4380028248</text:p>
          </table:table-cell>
          <table:table-cell table:formula="of:=[.C54]/([.D54]-[.D53])" office:value-type="float" office:value="99438.0075082726" calcext:value-type="float">
            <text:p>99438.0075082726</text:p>
          </table:table-cell>
          <table:table-cell/>
          <table:table-cell office:value-type="float" office:value="1442893445.17176" calcext:value-type="float">
            <text:p>1442893445.17176</text:p>
          </table:table-cell>
          <table:table-cell table:formula="of:=[.G54]-[.$B54]" office:value-type="float" office:value="0.607527732849121" calcext:value-type="float">
            <text:p>0.6075277328</text:p>
          </table:table-cell>
          <table:table-cell/>
          <table:table-cell office:value-type="float" office:value="1442893445.17179" calcext:value-type="float">
            <text:p>1442893445.17179</text:p>
          </table:table-cell>
          <table:table-cell table:formula="of:=[.J54]-[.$B54]" office:value-type="float" office:value="0.607564687728882" calcext:value-type="float">
            <text:p>0.60756468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3444.64571" calcext:value-type="float">
            <text:p>1442893444.64571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12.5194816589355" calcext:value-type="float">
            <text:p>12.5194816589</text:p>
          </table:table-cell>
          <table:table-cell table:formula="of:=[.C55]/([.D55]-[.D54])" office:value-type="float" office:value="99363.2283063202" calcext:value-type="float">
            <text:p>99363.2283063202</text:p>
          </table:table-cell>
          <table:table-cell/>
          <table:table-cell office:value-type="float" office:value="1442893445.17183" calcext:value-type="float">
            <text:p>1442893445.17183</text:p>
          </table:table-cell>
          <table:table-cell table:formula="of:=[.G55]-[.$B55]" office:value-type="float" office:value="0.526124954223633" calcext:value-type="float">
            <text:p>0.5261249542</text:p>
          </table:table-cell>
          <table:table-cell/>
          <table:table-cell office:value-type="float" office:value="1442893445.19641" calcext:value-type="float">
            <text:p>1442893445.19641</text:p>
          </table:table-cell>
          <table:table-cell table:formula="of:=[.J55]-[.$B55]" office:value-type="float" office:value="0.550699234008789" calcext:value-type="float">
            <text:p>0.55069923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3444.72709" calcext:value-type="float">
            <text:p>1442893444.7270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12.6008651256561" calcext:value-type="float">
            <text:p>12.6008651257</text:p>
          </table:table-cell>
          <table:table-cell table:formula="of:=[.C56]/([.D56]-[.D55])" office:value-type="float" office:value="99479.6649274785" calcext:value-type="float">
            <text:p>99479.6649274785</text:p>
          </table:table-cell>
          <table:table-cell/>
          <table:table-cell office:value-type="float" office:value="1442893445.22056" calcext:value-type="float">
            <text:p>1442893445.22056</text:p>
          </table:table-cell>
          <table:table-cell table:formula="of:=[.G56]-[.$B56]" office:value-type="float" office:value="0.493465662002564" calcext:value-type="float">
            <text:p>0.493465662</text:p>
          </table:table-cell>
          <table:table-cell/>
          <table:table-cell office:value-type="float" office:value="1442893445.22091" calcext:value-type="float">
            <text:p>1442893445.22091</text:p>
          </table:table-cell>
          <table:table-cell table:formula="of:=[.J56]-[.$B56]" office:value-type="float" office:value="0.493822574615479" calcext:value-type="float">
            <text:p>0.493822574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3444.80848" calcext:value-type="float">
            <text:p>1442893444.80848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12.6822490692139" calcext:value-type="float">
            <text:p>12.6822490692</text:p>
          </table:table-cell>
          <table:table-cell table:formula="of:=[.C57]/([.D57]-[.D56])" office:value-type="float" office:value="99479.0820655692" calcext:value-type="float">
            <text:p>99479.0820655692</text:p>
          </table:table-cell>
          <table:table-cell/>
          <table:table-cell office:value-type="float" office:value="1442893445.32868" calcext:value-type="float">
            <text:p>1442893445.32868</text:p>
          </table:table-cell>
          <table:table-cell table:formula="of:=[.G57]-[.$B57]" office:value-type="float" office:value="0.520209550857544" calcext:value-type="float">
            <text:p>0.5202095509</text:p>
          </table:table-cell>
          <table:table-cell/>
          <table:table-cell office:value-type="float" office:value="1442893445.32872" calcext:value-type="float">
            <text:p>1442893445.32872</text:p>
          </table:table-cell>
          <table:table-cell table:formula="of:=[.J57]-[.$B57]" office:value-type="float" office:value="0.520249605178833" calcext:value-type="float">
            <text:p>0.52024960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3444.88985" calcext:value-type="float">
            <text:p>1442893444.88985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12.7636229991913" calcext:value-type="float">
            <text:p>12.7636229992</text:p>
          </table:table-cell>
          <table:table-cell table:formula="of:=[.C58]/([.D58]-[.D57])" office:value-type="float" office:value="99491.3236001606" calcext:value-type="float">
            <text:p>99491.3236001606</text:p>
          </table:table-cell>
          <table:table-cell/>
          <table:table-cell office:value-type="float" office:value="1442893445.40601" calcext:value-type="float">
            <text:p>1442893445.40601</text:p>
          </table:table-cell>
          <table:table-cell table:formula="of:=[.G58]-[.$B58]" office:value-type="float" office:value="0.516156673431397" calcext:value-type="float">
            <text:p>0.5161566734</text:p>
          </table:table-cell>
          <table:table-cell/>
          <table:table-cell office:value-type="float" office:value="1442893445.40606" calcext:value-type="float">
            <text:p>1442893445.40606</text:p>
          </table:table-cell>
          <table:table-cell table:formula="of:=[.J58]-[.$B58]" office:value-type="float" office:value="0.516213178634644" calcext:value-type="float">
            <text:p>0.516213178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3444.9713" calcext:value-type="float">
            <text:p>1442893444.9713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12.8450734615326" calcext:value-type="float">
            <text:p>12.8450734615</text:p>
          </table:table-cell>
          <table:table-cell table:formula="of:=[.C59]/([.D59]-[.D58])" office:value-type="float" office:value="99397.839708689" calcext:value-type="float">
            <text:p>99397.839708689</text:p>
          </table:table-cell>
          <table:table-cell/>
          <table:table-cell office:value-type="float" office:value="1442893445.56057" calcext:value-type="float">
            <text:p>1442893445.56057</text:p>
          </table:table-cell>
          <table:table-cell table:formula="of:=[.G59]-[.$B59]" office:value-type="float" office:value="0.589273452758789" calcext:value-type="float">
            <text:p>0.5892734528</text:p>
          </table:table-cell>
          <table:table-cell/>
          <table:table-cell office:value-type="float" office:value="1442893445.56063" calcext:value-type="float">
            <text:p>1442893445.56063</text:p>
          </table:table-cell>
          <table:table-cell table:formula="of:=[.J59]-[.$B59]" office:value-type="float" office:value="0.589326143264771" calcext:value-type="float">
            <text:p>0.58932614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3445.05081" calcext:value-type="float">
            <text:p>1442893445.05081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12.9245848655701" calcext:value-type="float">
            <text:p>12.9245848656</text:p>
          </table:table-cell>
          <table:table-cell table:formula="of:=[.C60]/([.D60]-[.D59])" office:value-type="float" office:value="101821.871944107" calcext:value-type="float">
            <text:p>101821.871944107</text:p>
          </table:table-cell>
          <table:table-cell/>
          <table:table-cell office:value-type="float" office:value="1442893445.56067" calcext:value-type="float">
            <text:p>1442893445.56067</text:p>
          </table:table-cell>
          <table:table-cell table:formula="of:=[.G60]-[.$B60]" office:value-type="float" office:value="0.509857892990112" calcext:value-type="float">
            <text:p>0.509857893</text:p>
          </table:table-cell>
          <table:table-cell/>
          <table:table-cell office:value-type="float" office:value="1442893445.58517" calcext:value-type="float">
            <text:p>1442893445.58517</text:p>
          </table:table-cell>
          <table:table-cell table:formula="of:=[.J60]-[.$B60]" office:value-type="float" office:value="0.534355401992798" calcext:value-type="float">
            <text:p>0.53435540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3445.12814" calcext:value-type="float">
            <text:p>1442893445.12814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13.0019102096558" calcext:value-type="float">
            <text:p>13.0019102097</text:p>
          </table:table-cell>
          <table:table-cell table:formula="of:=[.C61]/([.D61]-[.D60])" office:value-type="float" office:value="104700.47169823" calcext:value-type="float">
            <text:p>104700.47169823</text:p>
          </table:table-cell>
          <table:table-cell/>
          <table:table-cell office:value-type="float" office:value="1442893445.63803" calcext:value-type="float">
            <text:p>1442893445.63803</text:p>
          </table:table-cell>
          <table:table-cell table:formula="of:=[.G61]-[.$B61]" office:value-type="float" office:value="0.509898185729981" calcext:value-type="float">
            <text:p>0.5098981857</text:p>
          </table:table-cell>
          <table:table-cell/>
          <table:table-cell office:value-type="float" office:value="1442893445.63808" calcext:value-type="float">
            <text:p>1442893445.63808</text:p>
          </table:table-cell>
          <table:table-cell table:formula="of:=[.J61]-[.$B61]" office:value-type="float" office:value="0.509943246841431" calcext:value-type="float">
            <text:p>0.50994324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3445.20544" calcext:value-type="float">
            <text:p>1442893445.20544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13.0792174339294" calcext:value-type="float">
            <text:p>13.0792174339</text:p>
          </table:table-cell>
          <table:table-cell table:formula="of:=[.C62]/([.D62]-[.D61])" office:value-type="float" office:value="104725.012132614" calcext:value-type="float">
            <text:p>104725.012132614</text:p>
          </table:table-cell>
          <table:table-cell/>
          <table:table-cell office:value-type="float" office:value="1442893445.79269" calcext:value-type="float">
            <text:p>1442893445.79269</text:p>
          </table:table-cell>
          <table:table-cell table:formula="of:=[.G62]-[.$B62]" office:value-type="float" office:value="0.587250947952271" calcext:value-type="float">
            <text:p>0.587250948</text:p>
          </table:table-cell>
          <table:table-cell/>
          <table:table-cell office:value-type="float" office:value="1442893445.79273" calcext:value-type="float">
            <text:p>1442893445.79273</text:p>
          </table:table-cell>
          <table:table-cell table:formula="of:=[.J62]-[.$B62]" office:value-type="float" office:value="0.587288856506348" calcext:value-type="float">
            <text:p>0.58728885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3445.28274" calcext:value-type="float">
            <text:p>1442893445.28274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13.1565101146698" calcext:value-type="float">
            <text:p>13.1565101147</text:p>
          </table:table-cell>
          <table:table-cell table:formula="of:=[.C63]/([.D63]-[.D62])" office:value-type="float" office:value="104744.717383995" calcext:value-type="float">
            <text:p>104744.717383995</text:p>
          </table:table-cell>
          <table:table-cell/>
          <table:table-cell office:value-type="float" office:value="1442893445.79279" calcext:value-type="float">
            <text:p>1442893445.79279</text:p>
          </table:table-cell>
          <table:table-cell table:formula="of:=[.G63]-[.$B63]" office:value-type="float" office:value="0.510054111480713" calcext:value-type="float">
            <text:p>0.5100541115</text:p>
          </table:table-cell>
          <table:table-cell/>
          <table:table-cell office:value-type="float" office:value="1442893445.81728" calcext:value-type="float">
            <text:p>1442893445.81728</text:p>
          </table:table-cell>
          <table:table-cell table:formula="of:=[.J63]-[.$B63]" office:value-type="float" office:value="0.534538984298706" calcext:value-type="float">
            <text:p>0.53453898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3445.36003" calcext:value-type="float">
            <text:p>1442893445.36003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13.2338054180145" calcext:value-type="float">
            <text:p>13.233805418</text:p>
          </table:table-cell>
          <table:table-cell table:formula="of:=[.C64]/([.D64]-[.D63])" office:value-type="float" office:value="104741.163429982" calcext:value-type="float">
            <text:p>104741.163429982</text:p>
          </table:table-cell>
          <table:table-cell/>
          <table:table-cell office:value-type="float" office:value="1442893445.86988" calcext:value-type="float">
            <text:p>1442893445.86988</text:p>
          </table:table-cell>
          <table:table-cell table:formula="of:=[.G64]-[.$B64]" office:value-type="float" office:value="0.509852647781372" calcext:value-type="float">
            <text:p>0.5098526478</text:p>
          </table:table-cell>
          <table:table-cell/>
          <table:table-cell office:value-type="float" office:value="1442893445.86992" calcext:value-type="float">
            <text:p>1442893445.86992</text:p>
          </table:table-cell>
          <table:table-cell table:formula="of:=[.J64]-[.$B64]" office:value-type="float" office:value="0.509893178939819" calcext:value-type="float">
            <text:p>0.509893178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3445.43734" calcext:value-type="float">
            <text:p>1442893445.43734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13.3111186027527" calcext:value-type="float">
            <text:p>13.3111186028</text:p>
          </table:table-cell>
          <table:table-cell table:formula="of:=[.C65]/([.D65]-[.D64])" office:value-type="float" office:value="104716.938351708" calcext:value-type="float">
            <text:p>104716.938351708</text:p>
          </table:table-cell>
          <table:table-cell/>
          <table:table-cell office:value-type="float" office:value="1442893445.99377" calcext:value-type="float">
            <text:p>1442893445.99377</text:p>
          </table:table-cell>
          <table:table-cell table:formula="of:=[.G65]-[.$B65]" office:value-type="float" office:value="0.556423425674439" calcext:value-type="float">
            <text:p>0.5564234257</text:p>
          </table:table-cell>
          <table:table-cell/>
          <table:table-cell office:value-type="float" office:value="1442893445.99381" calcext:value-type="float">
            <text:p>1442893445.99381</text:p>
          </table:table-cell>
          <table:table-cell table:formula="of:=[.J65]-[.$B65]" office:value-type="float" office:value="0.556468725204468" calcext:value-type="float">
            <text:p>0.556468725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3445.51465" calcext:value-type="float">
            <text:p>1442893445.51465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13.3884267807007" calcext:value-type="float">
            <text:p>13.3884267807</text:p>
          </table:table-cell>
          <table:table-cell table:formula="of:=[.C66]/([.D66]-[.D65])" office:value-type="float" office:value="104723.720244006" calcext:value-type="float">
            <text:p>104723.720244006</text:p>
          </table:table-cell>
          <table:table-cell/>
          <table:table-cell office:value-type="float" office:value="1442893445.99386" calcext:value-type="float">
            <text:p>1442893445.99386</text:p>
          </table:table-cell>
          <table:table-cell table:formula="of:=[.G66]-[.$B66]" office:value-type="float" office:value="0.479203462600708" calcext:value-type="float">
            <text:p>0.4792034626</text:p>
          </table:table-cell>
          <table:table-cell/>
          <table:table-cell office:value-type="float" office:value="1442893446.01696" calcext:value-type="float">
            <text:p>1442893446.01696</text:p>
          </table:table-cell>
          <table:table-cell table:formula="of:=[.J66]-[.$B66]" office:value-type="float" office:value="0.502309799194336" calcext:value-type="float">
            <text:p>0.50230979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3445.59217" calcext:value-type="float">
            <text:p>1442893445.59217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13.4659450054169" calcext:value-type="float">
            <text:p>13.4659450054</text:p>
          </table:table-cell>
          <table:table-cell table:formula="of:=[.C67]/([.D67]-[.D66])" office:value-type="float" office:value="104439.956276624" calcext:value-type="float">
            <text:p>104439.956276624</text:p>
          </table:table-cell>
          <table:table-cell/>
          <table:table-cell office:value-type="float" office:value="1442893446.10185" calcext:value-type="float">
            <text:p>1442893446.10185</text:p>
          </table:table-cell>
          <table:table-cell table:formula="of:=[.G67]-[.$B67]" office:value-type="float" office:value="0.509682655334473" calcext:value-type="float">
            <text:p>0.5096826553</text:p>
          </table:table-cell>
          <table:table-cell/>
          <table:table-cell office:value-type="float" office:value="1442893446.10189" calcext:value-type="float">
            <text:p>1442893446.10189</text:p>
          </table:table-cell>
          <table:table-cell table:formula="of:=[.J67]-[.$B67]" office:value-type="float" office:value="0.509721517562866" calcext:value-type="float">
            <text:p>0.50972151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3445.66947" calcext:value-type="float">
            <text:p>1442893445.66947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13.5432476997375" calcext:value-type="float">
            <text:p>13.5432476997</text:p>
          </table:table-cell>
          <table:table-cell table:formula="of:=[.C68]/([.D68]-[.D67])" office:value-type="float" office:value="104731.149038803" calcext:value-type="float">
            <text:p>104731.149038803</text:p>
          </table:table-cell>
          <table:table-cell/>
          <table:table-cell office:value-type="float" office:value="1442893446.17923" calcext:value-type="float">
            <text:p>1442893446.17923</text:p>
          </table:table-cell>
          <table:table-cell table:formula="of:=[.G68]-[.$B68]" office:value-type="float" office:value="0.509757280349731" calcext:value-type="float">
            <text:p>0.5097572803</text:p>
          </table:table-cell>
          <table:table-cell/>
          <table:table-cell office:value-type="float" office:value="1442893446.17927" calcext:value-type="float">
            <text:p>1442893446.17927</text:p>
          </table:table-cell>
          <table:table-cell table:formula="of:=[.J68]-[.$B68]" office:value-type="float" office:value="0.509799242019653" calcext:value-type="float">
            <text:p>0.50979924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3445.74681" calcext:value-type="float">
            <text:p>1442893445.74681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13.6205854415894" calcext:value-type="float">
            <text:p>13.6205854416</text:p>
          </table:table-cell>
          <table:table-cell table:formula="of:=[.C69]/([.D69]-[.D68])" office:value-type="float" office:value="104683.687500385" calcext:value-type="float">
            <text:p>104683.687500385</text:p>
          </table:table-cell>
          <table:table-cell/>
          <table:table-cell office:value-type="float" office:value="1442893446.17933" calcext:value-type="float">
            <text:p>1442893446.17933</text:p>
          </table:table-cell>
          <table:table-cell table:formula="of:=[.G69]-[.$B69]" office:value-type="float" office:value="0.432519197463989" calcext:value-type="float">
            <text:p>0.4325191975</text:p>
          </table:table-cell>
          <table:table-cell/>
          <table:table-cell office:value-type="float" office:value="1442893446.20192" calcext:value-type="float">
            <text:p>1442893446.20192</text:p>
          </table:table-cell>
          <table:table-cell table:formula="of:=[.J69]-[.$B69]" office:value-type="float" office:value="0.455105543136597" calcext:value-type="float">
            <text:p>0.45510554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3445.8241" calcext:value-type="float">
            <text:p>1442893445.8241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13.6978750228882" calcext:value-type="float">
            <text:p>13.6978750229</text:p>
          </table:table-cell>
          <table:table-cell table:formula="of:=[.C70]/([.D70]-[.D69])" office:value-type="float" office:value="104748.917822417" calcext:value-type="float">
            <text:p>104748.917822417</text:p>
          </table:table-cell>
          <table:table-cell/>
          <table:table-cell office:value-type="float" office:value="1442893446.32906" calcext:value-type="float">
            <text:p>1442893446.32906</text:p>
          </table:table-cell>
          <table:table-cell table:formula="of:=[.G70]-[.$B70]" office:value-type="float" office:value="0.504960775375366" calcext:value-type="float">
            <text:p>0.5049607754</text:p>
          </table:table-cell>
          <table:table-cell/>
          <table:table-cell office:value-type="float" office:value="1442893446.3291" calcext:value-type="float">
            <text:p>1442893446.3291</text:p>
          </table:table-cell>
          <table:table-cell table:formula="of:=[.J70]-[.$B70]" office:value-type="float" office:value="0.505001783370972" calcext:value-type="float">
            <text:p>0.505001783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3445.90139" calcext:value-type="float">
            <text:p>1442893445.90139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13.7751650810242" calcext:value-type="float">
            <text:p>13.775165081</text:p>
          </table:table-cell>
          <table:table-cell table:formula="of:=[.C71]/([.D71]-[.D70])" office:value-type="float" office:value="104748.271579194" calcext:value-type="float">
            <text:p>104748.271579194</text:p>
          </table:table-cell>
          <table:table-cell/>
          <table:table-cell office:value-type="float" office:value="1442893446.38033" calcext:value-type="float">
            <text:p>1442893446.38033</text:p>
          </table:table-cell>
          <table:table-cell table:formula="of:=[.G71]-[.$B71]" office:value-type="float" office:value="0.478943347930908" calcext:value-type="float">
            <text:p>0.4789433479</text:p>
          </table:table-cell>
          <table:table-cell/>
          <table:table-cell office:value-type="float" office:value="1442893446.3804" calcext:value-type="float">
            <text:p>1442893446.3804</text:p>
          </table:table-cell>
          <table:table-cell table:formula="of:=[.J71]-[.$B71]" office:value-type="float" office:value="0.479013442993164" calcext:value-type="float">
            <text:p>0.47901344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3445.97871" calcext:value-type="float">
            <text:p>1442893445.9787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13.8524837493896" calcext:value-type="float">
            <text:p>13.8524837494</text:p>
          </table:table-cell>
          <table:table-cell table:formula="of:=[.C72]/([.D72]-[.D71])" office:value-type="float" office:value="104709.511572689" calcext:value-type="float">
            <text:p>104709.511572689</text:p>
          </table:table-cell>
          <table:table-cell/>
          <table:table-cell office:value-type="float" office:value="1442893446.47828" calcext:value-type="float">
            <text:p>1442893446.47828</text:p>
          </table:table-cell>
          <table:table-cell table:formula="of:=[.G72]-[.$B72]" office:value-type="float" office:value="0.499570608139038" calcext:value-type="float">
            <text:p>0.4995706081</text:p>
          </table:table-cell>
          <table:table-cell/>
          <table:table-cell office:value-type="float" office:value="1442893446.47832" calcext:value-type="float">
            <text:p>1442893446.47832</text:p>
          </table:table-cell>
          <table:table-cell table:formula="of:=[.J72]-[.$B72]" office:value-type="float" office:value="0.499614715576172" calcext:value-type="float">
            <text:p>0.49961471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3446.05418" calcext:value-type="float">
            <text:p>1442893446.05418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13.9279489517212" calcext:value-type="float">
            <text:p>13.9279489517</text:p>
          </table:table-cell>
          <table:table-cell table:formula="of:=[.C73]/([.D73]-[.D72])" office:value-type="float" office:value="107281.23359998" calcext:value-type="float">
            <text:p>107281.23359998</text:p>
          </table:table-cell>
          <table:table-cell/>
          <table:table-cell office:value-type="float" office:value="1442893446.47837" calcext:value-type="float">
            <text:p>1442893446.47837</text:p>
          </table:table-cell>
          <table:table-cell table:formula="of:=[.G73]-[.$B73]" office:value-type="float" office:value="0.424196243286133" calcext:value-type="float">
            <text:p>0.4241962433</text:p>
          </table:table-cell>
          <table:table-cell/>
          <table:table-cell office:value-type="float" office:value="1442893446.50095" calcext:value-type="float">
            <text:p>1442893446.50095</text:p>
          </table:table-cell>
          <table:table-cell table:formula="of:=[.J73]-[.$B73]" office:value-type="float" office:value="0.446774959564209" calcext:value-type="float">
            <text:p>0.446774959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3446.12861" calcext:value-type="float">
            <text:p>1442893446.12861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14.0023808479309" calcext:value-type="float">
            <text:p>14.0023808479</text:p>
          </table:table-cell>
          <table:table-cell table:formula="of:=[.C74]/([.D74]-[.D73])" office:value-type="float" office:value="108770.572997213" calcext:value-type="float">
            <text:p>108770.572997213</text:p>
          </table:table-cell>
          <table:table-cell/>
          <table:table-cell office:value-type="float" office:value="1442893446.57272" calcext:value-type="float">
            <text:p>1442893446.57272</text:p>
          </table:table-cell>
          <table:table-cell table:formula="of:=[.G74]-[.$B74]" office:value-type="float" office:value="0.444116115570068" calcext:value-type="float">
            <text:p>0.4441161156</text:p>
          </table:table-cell>
          <table:table-cell/>
          <table:table-cell office:value-type="float" office:value="1442893446.57276" calcext:value-type="float">
            <text:p>1442893446.57276</text:p>
          </table:table-cell>
          <table:table-cell table:formula="of:=[.J74]-[.$B74]" office:value-type="float" office:value="0.444154977798462" calcext:value-type="float">
            <text:p>0.444154977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3446.20313" calcext:value-type="float">
            <text:p>1442893446.20313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4.0769000053406" calcext:value-type="float">
            <text:p>14.0769000053</text:p>
          </table:table-cell>
          <table:table-cell table:formula="of:=[.C75]/([.D75]-[.D74])" office:value-type="float" office:value="108643.203726692" calcext:value-type="float">
            <text:p>108643.203726692</text:p>
          </table:table-cell>
          <table:table-cell/>
          <table:table-cell office:value-type="float" office:value="1442893446.7013" calcext:value-type="float">
            <text:p>1442893446.7013</text:p>
          </table:table-cell>
          <table:table-cell table:formula="of:=[.G75]-[.$B75]" office:value-type="float" office:value="0.498177766799927" calcext:value-type="float">
            <text:p>0.4981777668</text:p>
          </table:table-cell>
          <table:table-cell/>
          <table:table-cell office:value-type="float" office:value="1442893446.70137" calcext:value-type="float">
            <text:p>1442893446.70137</text:p>
          </table:table-cell>
          <table:table-cell table:formula="of:=[.J75]-[.$B75]" office:value-type="float" office:value="0.49824070930481" calcext:value-type="float">
            <text:p>0.49824070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3446.27758" calcext:value-type="float">
            <text:p>1442893446.27758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4.1513588428497" calcext:value-type="float">
            <text:p>14.1513588428</text:p>
          </table:table-cell>
          <table:table-cell table:formula="of:=[.C76]/([.D76]-[.D75])" office:value-type="float" office:value="108731.216747838" calcext:value-type="float">
            <text:p>108731.216747838</text:p>
          </table:table-cell>
          <table:table-cell/>
          <table:table-cell office:value-type="float" office:value="1442893446.7738" calcext:value-type="float">
            <text:p>1442893446.7738</text:p>
          </table:table-cell>
          <table:table-cell table:formula="of:=[.G76]-[.$B76]" office:value-type="float" office:value="0.496219635009766" calcext:value-type="float">
            <text:p>0.496219635</text:p>
          </table:table-cell>
          <table:table-cell/>
          <table:table-cell office:value-type="float" office:value="1442893446.77384" calcext:value-type="float">
            <text:p>1442893446.77384</text:p>
          </table:table-cell>
          <table:table-cell table:formula="of:=[.J76]-[.$B76]" office:value-type="float" office:value="0.49625825881958" calcext:value-type="float">
            <text:p>0.49625825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3446.35207" calcext:value-type="float">
            <text:p>1442893446.35207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4.2258415222168" calcext:value-type="float">
            <text:p>14.2258415222</text:p>
          </table:table-cell>
          <table:table-cell table:formula="of:=[.C77]/([.D77]-[.D76])" office:value-type="float" office:value="108696.411955071" calcext:value-type="float">
            <text:p>108696.411955071</text:p>
          </table:table-cell>
          <table:table-cell/>
          <table:table-cell office:value-type="float" office:value="1442893446.85031" calcext:value-type="float">
            <text:p>1442893446.85031</text:p>
          </table:table-cell>
          <table:table-cell table:formula="of:=[.G77]-[.$B77]" office:value-type="float" office:value="0.498242378234863" calcext:value-type="float">
            <text:p>0.4982423782</text:p>
          </table:table-cell>
          <table:table-cell/>
          <table:table-cell office:value-type="float" office:value="1442893446.85035" calcext:value-type="float">
            <text:p>1442893446.85035</text:p>
          </table:table-cell>
          <table:table-cell table:formula="of:=[.J77]-[.$B77]" office:value-type="float" office:value="0.498283624649048" calcext:value-type="float">
            <text:p>0.49828362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3446.42647" calcext:value-type="float">
            <text:p>1442893446.42647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4.3002426624298" calcext:value-type="float">
            <text:p>14.3002426624</text:p>
          </table:table-cell>
          <table:table-cell table:formula="of:=[.C78]/([.D78]-[.D77])" office:value-type="float" office:value="108815.536654693" calcext:value-type="float">
            <text:p>108815.536654693</text:p>
          </table:table-cell>
          <table:table-cell/>
          <table:table-cell office:value-type="float" office:value="1442893446.85039" calcext:value-type="float">
            <text:p>1442893446.85039</text:p>
          </table:table-cell>
          <table:table-cell table:formula="of:=[.G78]-[.$B78]" office:value-type="float" office:value="0.423926115036011" calcext:value-type="float">
            <text:p>0.423926115</text:p>
          </table:table-cell>
          <table:table-cell/>
          <table:table-cell office:value-type="float" office:value="1442893446.87297" calcext:value-type="float">
            <text:p>1442893446.87297</text:p>
          </table:table-cell>
          <table:table-cell table:formula="of:=[.J78]-[.$B78]" office:value-type="float" office:value="0.446500062942505" calcext:value-type="float">
            <text:p>0.44650006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3446.50089" calcext:value-type="float">
            <text:p>1442893446.50089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4.3746666908264" calcext:value-type="float">
            <text:p>14.3746666908</text:p>
          </table:table-cell>
          <table:table-cell table:formula="of:=[.C79]/([.D79]-[.D78])" office:value-type="float" office:value="108782.071790798" calcext:value-type="float">
            <text:p>108782.071790798</text:p>
          </table:table-cell>
          <table:table-cell/>
          <table:table-cell office:value-type="float" office:value="1442893446.92906" calcext:value-type="float">
            <text:p>1442893446.92906</text:p>
          </table:table-cell>
          <table:table-cell table:formula="of:=[.G79]-[.$B79]" office:value-type="float" office:value="0.428171157836914" calcext:value-type="float">
            <text:p>0.4281711578</text:p>
          </table:table-cell>
          <table:table-cell/>
          <table:table-cell office:value-type="float" office:value="1442893446.92912" calcext:value-type="float">
            <text:p>1442893446.92912</text:p>
          </table:table-cell>
          <table:table-cell table:formula="of:=[.J79]-[.$B79]" office:value-type="float" office:value="0.428230047225952" calcext:value-type="float">
            <text:p>0.42823004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3446.57534" calcext:value-type="float">
            <text:p>1442893446.57534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4.4491143226624" calcext:value-type="float">
            <text:p>14.4491143227</text:p>
          </table:table-cell>
          <table:table-cell table:formula="of:=[.C80]/([.D80]-[.D79])" office:value-type="float" office:value="108747.582701373" calcext:value-type="float">
            <text:p>108747.582701373</text:p>
          </table:table-cell>
          <table:table-cell/>
          <table:table-cell office:value-type="float" office:value="1442893447.07358" calcext:value-type="float">
            <text:p>1442893447.07358</text:p>
          </table:table-cell>
          <table:table-cell table:formula="of:=[.G80]-[.$B80]" office:value-type="float" office:value="0.498236417770386" calcext:value-type="float">
            <text:p>0.4982364178</text:p>
          </table:table-cell>
          <table:table-cell/>
          <table:table-cell office:value-type="float" office:value="1442893447.07361" calcext:value-type="float">
            <text:p>1442893447.07361</text:p>
          </table:table-cell>
          <table:table-cell table:formula="of:=[.J80]-[.$B80]" office:value-type="float" office:value="0.498271703720093" calcext:value-type="float">
            <text:p>0.49827170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3446.64974" calcext:value-type="float">
            <text:p>1442893446.64974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4.5235092639923" calcext:value-type="float">
            <text:p>14.523509264</text:p>
          </table:table-cell>
          <table:table-cell table:formula="of:=[.C81]/([.D81]-[.D80])" office:value-type="float" office:value="108824.603598955" calcext:value-type="float">
            <text:p>108824.603598955</text:p>
          </table:table-cell>
          <table:table-cell/>
          <table:table-cell office:value-type="float" office:value="1442893447.13011" calcext:value-type="float">
            <text:p>1442893447.13011</text:p>
          </table:table-cell>
          <table:table-cell table:formula="of:=[.G81]-[.$B81]" office:value-type="float" office:value="0.48037052154541" calcext:value-type="float">
            <text:p>0.4803705215</text:p>
          </table:table-cell>
          <table:table-cell/>
          <table:table-cell office:value-type="float" office:value="1442893450.03392" calcext:value-type="float">
            <text:p>1442893450.03392</text:p>
          </table:table-cell>
          <table:table-cell table:formula="of:=[.J81]-[.$B81]" office:value-type="float" office:value="3.38418173789978" calcext:value-type="float">
            <text:p>3.38418173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3446.72413" calcext:value-type="float">
            <text:p>1442893446.72413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4.597900390625" calcext:value-type="float">
            <text:p>14.5979003906</text:p>
          </table:table-cell>
          <table:table-cell table:formula="of:=[.C82]/([.D82]-[.D81])" office:value-type="float" office:value="108830.184008025" calcext:value-type="float">
            <text:p>108830.184008025</text:p>
          </table:table-cell>
          <table:table-cell/>
          <table:table-cell office:value-type="float" office:value="1442893447.25161" calcext:value-type="float">
            <text:p>1442893447.25161</text:p>
          </table:table-cell>
          <table:table-cell table:formula="of:=[.G82]-[.$B82]" office:value-type="float" office:value="0.527487754821777" calcext:value-type="float">
            <text:p>0.5274877548</text:p>
          </table:table-cell>
          <table:table-cell/>
          <table:table-cell office:value-type="float" office:value="1442893450.06783" calcext:value-type="float">
            <text:p>1442893450.06783</text:p>
          </table:table-cell>
          <table:table-cell table:formula="of:=[.J82]-[.$B82]" office:value-type="float" office:value="3.34369993209839" calcext:value-type="float">
            <text:p>3.343699932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3446.79856" calcext:value-type="float">
            <text:p>1442893446.79856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4.672337770462" calcext:value-type="float">
            <text:p>14.6723377705</text:p>
          </table:table-cell>
          <table:table-cell table:formula="of:=[.C83]/([.D83]-[.D82])" office:value-type="float" office:value="108762.560124018" calcext:value-type="float">
            <text:p>108762.560124018</text:p>
          </table:table-cell>
          <table:table-cell/>
          <table:table-cell office:value-type="float" office:value="1442893447.25166" calcext:value-type="float">
            <text:p>1442893447.25166</text:p>
          </table:table-cell>
          <table:table-cell table:formula="of:=[.G83]-[.$B83]" office:value-type="float" office:value="0.453095197677612" calcext:value-type="float">
            <text:p>0.4530951977</text:p>
          </table:table-cell>
          <table:table-cell/>
          <table:table-cell office:value-type="float" office:value="1442893450.10172" calcext:value-type="float">
            <text:p>1442893450.10172</text:p>
          </table:table-cell>
          <table:table-cell table:formula="of:=[.J83]-[.$B83]" office:value-type="float" office:value="3.30315160751343" calcext:value-type="float">
            <text:p>3.303151607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3446.87302" calcext:value-type="float">
            <text:p>1442893446.87302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4.7467951774597" calcext:value-type="float">
            <text:p>14.7467951775</text:p>
          </table:table-cell>
          <table:table-cell table:formula="of:=[.C84]/([.D84]-[.D83])" office:value-type="float" office:value="108733.305744211" calcext:value-type="float">
            <text:p>108733.305744211</text:p>
          </table:table-cell>
          <table:table-cell/>
          <table:table-cell office:value-type="float" office:value="1442893447.38617" calcext:value-type="float">
            <text:p>1442893447.38617</text:p>
          </table:table-cell>
          <table:table-cell table:formula="of:=[.G84]-[.$B84]" office:value-type="float" office:value="0.513149499893189" calcext:value-type="float">
            <text:p>0.5131494999</text:p>
          </table:table-cell>
          <table:table-cell/>
          <table:table-cell office:value-type="float" office:value="1442893450.1356" calcext:value-type="float">
            <text:p>1442893450.1356</text:p>
          </table:table-cell>
          <table:table-cell table:formula="of:=[.J84]-[.$B84]" office:value-type="float" office:value="3.26258373260498" calcext:value-type="float">
            <text:p>3.26258373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3446.94742" calcext:value-type="float">
            <text:p>1442893446.94742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4.8211915493011" calcext:value-type="float">
            <text:p>14.8211915493</text:p>
          </table:table-cell>
          <table:table-cell table:formula="of:=[.C85]/([.D85]-[.D84])" office:value-type="float" office:value="108822.511093094" calcext:value-type="float">
            <text:p>108822.511093094</text:p>
          </table:table-cell>
          <table:table-cell/>
          <table:table-cell office:value-type="float" office:value="1442893447.58737" calcext:value-type="float">
            <text:p>1442893447.58737</text:p>
          </table:table-cell>
          <table:table-cell table:formula="of:=[.G85]-[.$B85]" office:value-type="float" office:value="0.639952182769775" calcext:value-type="float">
            <text:p>0.6399521828</text:p>
          </table:table-cell>
          <table:table-cell/>
          <table:table-cell office:value-type="float" office:value="1442893450.16951" calcext:value-type="float">
            <text:p>1442893450.16951</text:p>
          </table:table-cell>
          <table:table-cell table:formula="of:=[.J85]-[.$B85]" office:value-type="float" office:value="3.22209334373474" calcext:value-type="float">
            <text:p>3.222093343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3460.02987" calcext:value-type="float">
            <text:p>1442893460.02987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7.9036471843719" calcext:value-type="float">
            <text:p>27.9036471844</text:p>
          </table:table-cell>
          <table:table-cell table:formula="of:=[.C86]/([.D86]-[.D85])" office:value-type="float" office:value="618.844063059281" calcext:value-type="float">
            <text:p>618.8440630593</text:p>
          </table:table-cell>
          <table:table-cell/>
          <table:table-cell office:value-type="float" office:value="1442893460.23035" calcext:value-type="float">
            <text:p>1442893460.23035</text:p>
          </table:table-cell>
          <table:table-cell table:formula="of:=[.G86]-[.$B86]" office:value-type="float" office:value="0.200478792190552" calcext:value-type="float">
            <text:p>0.2004787922</text:p>
          </table:table-cell>
          <table:table-cell/>
          <table:table-cell office:value-type="float" office:value="1442893460.23039" calcext:value-type="float">
            <text:p>1442893460.23039</text:p>
          </table:table-cell>
          <table:table-cell table:formula="of:=[.J86]-[.$B86]" office:value-type="float" office:value="0.200520515441895" calcext:value-type="float">
            <text:p>0.20052051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3460.1324" calcext:value-type="float">
            <text:p>1442893460.1324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8.0061783790588" calcext:value-type="float">
            <text:p>28.0061783791</text:p>
          </table:table-cell>
          <table:table-cell table:formula="of:=[.C87]/([.D87]-[.D86])" office:value-type="float" office:value="78961.3348866519" calcext:value-type="float">
            <text:p>78961.3348866519</text:p>
          </table:table-cell>
          <table:table-cell/>
          <table:table-cell office:value-type="float" office:value="1442893460.43145" calcext:value-type="float">
            <text:p>1442893460.43145</text:p>
          </table:table-cell>
          <table:table-cell table:formula="of:=[.G87]-[.$B87]" office:value-type="float" office:value="0.299044609069824" calcext:value-type="float">
            <text:p>0.2990446091</text:p>
          </table:table-cell>
          <table:table-cell/>
          <table:table-cell office:value-type="float" office:value="1442893460.4315" calcext:value-type="float">
            <text:p>1442893460.4315</text:p>
          </table:table-cell>
          <table:table-cell table:formula="of:=[.J87]-[.$B87]" office:value-type="float" office:value="0.299097776412964" calcext:value-type="float">
            <text:p>0.29909777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3460.2338" calcext:value-type="float">
            <text:p>1442893460.2338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8.1075747013092" calcext:value-type="float">
            <text:p>28.1075747013</text:p>
          </table:table-cell>
          <table:table-cell table:formula="of:=[.C88]/([.D88]-[.D87])" office:value-type="float" office:value="79845.1050326015" calcext:value-type="float">
            <text:p>79845.1050326015</text:p>
          </table:table-cell>
          <table:table-cell/>
          <table:table-cell office:value-type="float" office:value="1442893460.5369" calcext:value-type="float">
            <text:p>1442893460.5369</text:p>
          </table:table-cell>
          <table:table-cell table:formula="of:=[.G88]-[.$B88]" office:value-type="float" office:value="0.303101301193237" calcext:value-type="float">
            <text:p>0.3031013012</text:p>
          </table:table-cell>
          <table:table-cell/>
          <table:table-cell office:value-type="float" office:value="1442893460.53694" calcext:value-type="float">
            <text:p>1442893460.53694</text:p>
          </table:table-cell>
          <table:table-cell table:formula="of:=[.J88]-[.$B88]" office:value-type="float" office:value="0.303143739700317" calcext:value-type="float">
            <text:p>0.303143739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3460.33631" calcext:value-type="float">
            <text:p>1442893460.33631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8.2100839614868" calcext:value-type="float">
            <text:p>28.2100839615</text:p>
          </table:table-cell>
          <table:table-cell table:formula="of:=[.C89]/([.D89]-[.D88])" office:value-type="float" office:value="78978.2307078648" calcext:value-type="float">
            <text:p>78978.2307078648</text:p>
          </table:table-cell>
          <table:table-cell/>
          <table:table-cell office:value-type="float" office:value="1442893460.63251" calcext:value-type="float">
            <text:p>1442893460.63251</text:p>
          </table:table-cell>
          <table:table-cell table:formula="of:=[.G89]-[.$B89]" office:value-type="float" office:value="0.296204328536987" calcext:value-type="float">
            <text:p>0.2962043285</text:p>
          </table:table-cell>
          <table:table-cell/>
          <table:table-cell office:value-type="float" office:value="1442893460.63258" calcext:value-type="float">
            <text:p>1442893460.63258</text:p>
          </table:table-cell>
          <table:table-cell table:formula="of:=[.J89]-[.$B89]" office:value-type="float" office:value="0.296270370483398" calcext:value-type="float">
            <text:p>0.296270370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3460.43786" calcext:value-type="float">
            <text:p>1442893460.43786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8.3116314411163" calcext:value-type="float">
            <text:p>28.3116314411</text:p>
          </table:table-cell>
          <table:table-cell table:formula="of:=[.C90]/([.D90]-[.D89])" office:value-type="float" office:value="79726.2524834418" calcext:value-type="float">
            <text:p>79726.2524834418</text:p>
          </table:table-cell>
          <table:table-cell/>
          <table:table-cell office:value-type="float" office:value="1442893460.74083" calcext:value-type="float">
            <text:p>1442893460.74083</text:p>
          </table:table-cell>
          <table:table-cell table:formula="of:=[.G90]-[.$B90]" office:value-type="float" office:value="0.302976846694946" calcext:value-type="float">
            <text:p>0.3029768467</text:p>
          </table:table-cell>
          <table:table-cell/>
          <table:table-cell office:value-type="float" office:value="1442893460.7409" calcext:value-type="float">
            <text:p>1442893460.7409</text:p>
          </table:table-cell>
          <table:table-cell table:formula="of:=[.J90]-[.$B90]" office:value-type="float" office:value="0.30303955078125" calcext:value-type="float">
            <text:p>0.303039550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3460.54036" calcext:value-type="float">
            <text:p>1442893460.54036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8.4141342639923" calcext:value-type="float">
            <text:p>28.414134264</text:p>
          </table:table-cell>
          <table:table-cell table:formula="of:=[.C91]/([.D91]-[.D90])" office:value-type="float" office:value="78983.1906365717" calcext:value-type="float">
            <text:p>78983.1906365717</text:p>
          </table:table-cell>
          <table:table-cell/>
          <table:table-cell office:value-type="float" office:value="1442893460.83346" calcext:value-type="float">
            <text:p>1442893460.83346</text:p>
          </table:table-cell>
          <table:table-cell table:formula="of:=[.G91]-[.$B91]" office:value-type="float" office:value="0.293104410171509" calcext:value-type="float">
            <text:p>0.2931044102</text:p>
          </table:table-cell>
          <table:table-cell/>
          <table:table-cell office:value-type="float" office:value="1442893460.83351" calcext:value-type="float">
            <text:p>1442893460.83351</text:p>
          </table:table-cell>
          <table:table-cell table:formula="of:=[.J91]-[.$B91]" office:value-type="float" office:value="0.293146848678589" calcext:value-type="float">
            <text:p>0.293146848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3460.64282" calcext:value-type="float">
            <text:p>1442893460.64282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8.5165934562683" calcext:value-type="float">
            <text:p>28.5165934563</text:p>
          </table:table-cell>
          <table:table-cell table:formula="of:=[.C92]/([.D92]-[.D91])" office:value-type="float" office:value="79016.8243586313" calcext:value-type="float">
            <text:p>79016.8243586313</text:p>
          </table:table-cell>
          <table:table-cell/>
          <table:table-cell office:value-type="float" office:value="1442893460.94569" calcext:value-type="float">
            <text:p>1442893460.94569</text:p>
          </table:table-cell>
          <table:table-cell table:formula="of:=[.G92]-[.$B92]" office:value-type="float" office:value="0.302870035171509" calcext:value-type="float">
            <text:p>0.3028700352</text:p>
          </table:table-cell>
          <table:table-cell/>
          <table:table-cell office:value-type="float" office:value="1442893460.94573" calcext:value-type="float">
            <text:p>1442893460.94573</text:p>
          </table:table-cell>
          <table:table-cell table:formula="of:=[.J92]-[.$B92]" office:value-type="float" office:value="0.30290961265564" calcext:value-type="float">
            <text:p>0.302909612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3460.74529" calcext:value-type="float">
            <text:p>1442893460.74529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8.6190636157989" calcext:value-type="float">
            <text:p>28.6190636158</text:p>
          </table:table-cell>
          <table:table-cell table:formula="of:=[.C93]/([.D93]-[.D92])" office:value-type="float" office:value="79008.3672854946" calcext:value-type="float">
            <text:p>79008.3672854946</text:p>
          </table:table-cell>
          <table:table-cell/>
          <table:table-cell office:value-type="float" office:value="1442893461.03462" calcext:value-type="float">
            <text:p>1442893461.03462</text:p>
          </table:table-cell>
          <table:table-cell table:formula="of:=[.G93]-[.$B93]" office:value-type="float" office:value="0.28932523727417" calcext:value-type="float">
            <text:p>0.2893252373</text:p>
          </table:table-cell>
          <table:table-cell/>
          <table:table-cell office:value-type="float" office:value="1442893461.03467" calcext:value-type="float">
            <text:p>1442893461.03467</text:p>
          </table:table-cell>
          <table:table-cell table:formula="of:=[.J93]-[.$B93]" office:value-type="float" office:value="0.289382219314575" calcext:value-type="float">
            <text:p>0.28938221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3460.84775" calcext:value-type="float">
            <text:p>1442893460.84775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8.7215194702148" calcext:value-type="float">
            <text:p>28.7215194702</text:p>
          </table:table-cell>
          <table:table-cell table:formula="of:=[.C94]/([.D94]-[.D93])" office:value-type="float" office:value="79019.398609828" calcext:value-type="float">
            <text:p>79019.398609828</text:p>
          </table:table-cell>
          <table:table-cell/>
          <table:table-cell office:value-type="float" office:value="1442893461.1496" calcext:value-type="float">
            <text:p>1442893461.1496</text:p>
          </table:table-cell>
          <table:table-cell table:formula="of:=[.G94]-[.$B94]" office:value-type="float" office:value="0.301849842071533" calcext:value-type="float">
            <text:p>0.3018498421</text:p>
          </table:table-cell>
          <table:table-cell/>
          <table:table-cell office:value-type="float" office:value="1442893461.14964" calcext:value-type="float">
            <text:p>1442893461.14964</text:p>
          </table:table-cell>
          <table:table-cell table:formula="of:=[.J94]-[.$B94]" office:value-type="float" office:value="0.301889419555664" calcext:value-type="float">
            <text:p>0.30188941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3460.94911" calcext:value-type="float">
            <text:p>1442893460.94911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8.8228797912598" calcext:value-type="float">
            <text:p>28.8228797913</text:p>
          </table:table-cell>
          <table:table-cell table:formula="of:=[.C95]/([.D95]-[.D94])" office:value-type="float" office:value="79873.4644537278" calcext:value-type="float">
            <text:p>79873.4644537278</text:p>
          </table:table-cell>
          <table:table-cell/>
          <table:table-cell office:value-type="float" office:value="1442893461.23552" calcext:value-type="float">
            <text:p>1442893461.23552</text:p>
          </table:table-cell>
          <table:table-cell table:formula="of:=[.G95]-[.$B95]" office:value-type="float" office:value="0.286412477493286" calcext:value-type="float">
            <text:p>0.2864124775</text:p>
          </table:table-cell>
          <table:table-cell/>
          <table:table-cell office:value-type="float" office:value="1442893461.23557" calcext:value-type="float">
            <text:p>1442893461.23557</text:p>
          </table:table-cell>
          <table:table-cell table:formula="of:=[.J95]-[.$B95]" office:value-type="float" office:value="0.286462783813477" calcext:value-type="float">
            <text:p>0.28646278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3461.04841" calcext:value-type="float">
            <text:p>1442893461.04841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8.9221863746643" calcext:value-type="float">
            <text:p>28.9221863747</text:p>
          </table:table-cell>
          <table:table-cell table:formula="of:=[.C96]/([.D96]-[.D95])" office:value-type="float" office:value="81525.3100292422" calcext:value-type="float">
            <text:p>81525.3100292422</text:p>
          </table:table-cell>
          <table:table-cell/>
          <table:table-cell office:value-type="float" office:value="1442893461.34526" calcext:value-type="float">
            <text:p>1442893461.34526</text:p>
          </table:table-cell>
          <table:table-cell table:formula="of:=[.G96]-[.$B96]" office:value-type="float" office:value="0.296847820281982" calcext:value-type="float">
            <text:p>0.2968478203</text:p>
          </table:table-cell>
          <table:table-cell/>
          <table:table-cell office:value-type="float" office:value="1442893461.34531" calcext:value-type="float">
            <text:p>1442893461.34531</text:p>
          </table:table-cell>
          <table:table-cell table:formula="of:=[.J96]-[.$B96]" office:value-type="float" office:value="0.296901702880859" calcext:value-type="float">
            <text:p>0.296901702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3461.14488" calcext:value-type="float">
            <text:p>1442893461.14488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9.0186564922333" calcext:value-type="float">
            <text:p>29.0186564922</text:p>
          </table:table-cell>
          <table:table-cell table:formula="of:=[.C97]/([.D97]-[.D96])" office:value-type="float" office:value="83922.3606648131" calcext:value-type="float">
            <text:p>83922.3606648131</text:p>
          </table:table-cell>
          <table:table-cell/>
          <table:table-cell office:value-type="float" office:value="1442893461.43662" calcext:value-type="float">
            <text:p>1442893461.43662</text:p>
          </table:table-cell>
          <table:table-cell table:formula="of:=[.G97]-[.$B97]" office:value-type="float" office:value="0.291732549667358" calcext:value-type="float">
            <text:p>0.2917325497</text:p>
          </table:table-cell>
          <table:table-cell/>
          <table:table-cell office:value-type="float" office:value="1442893461.43666" calcext:value-type="float">
            <text:p>1442893461.43666</text:p>
          </table:table-cell>
          <table:table-cell table:formula="of:=[.J97]-[.$B97]" office:value-type="float" office:value="0.291776180267334" calcext:value-type="float">
            <text:p>0.291776180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3461.24143" calcext:value-type="float">
            <text:p>1442893461.24143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9.1151995658875" calcext:value-type="float">
            <text:p>29.1151995659</text:p>
          </table:table-cell>
          <table:table-cell table:formula="of:=[.C98]/([.D98]-[.D97])" office:value-type="float" office:value="83858.9418542912" calcext:value-type="float">
            <text:p>83858.9418542912</text:p>
          </table:table-cell>
          <table:table-cell/>
          <table:table-cell office:value-type="float" office:value="1442893461.53827" calcext:value-type="float">
            <text:p>1442893461.53827</text:p>
          </table:table-cell>
          <table:table-cell table:formula="of:=[.G98]-[.$B98]" office:value-type="float" office:value="0.296842336654663" calcext:value-type="float">
            <text:p>0.2968423367</text:p>
          </table:table-cell>
          <table:table-cell/>
          <table:table-cell office:value-type="float" office:value="1442893461.53834" calcext:value-type="float">
            <text:p>1442893461.53834</text:p>
          </table:table-cell>
          <table:table-cell table:formula="of:=[.J98]-[.$B98]" office:value-type="float" office:value="0.296912431716919" calcext:value-type="float">
            <text:p>0.29691243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3461.33785" calcext:value-type="float">
            <text:p>1442893461.33785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9.2116286754608" calcext:value-type="float">
            <text:p>29.2116286755</text:p>
          </table:table-cell>
          <table:table-cell table:formula="of:=[.C99]/([.D99]-[.D98])" office:value-type="float" office:value="83958.0499687232" calcext:value-type="float">
            <text:p>83958.0499687232</text:p>
          </table:table-cell>
          <table:table-cell/>
          <table:table-cell office:value-type="float" office:value="1442893461.63488" calcext:value-type="float">
            <text:p>1442893461.63488</text:p>
          </table:table-cell>
          <table:table-cell table:formula="of:=[.G99]-[.$B99]" office:value-type="float" office:value="0.297024250030518" calcext:value-type="float">
            <text:p>0.29702425</text:p>
          </table:table-cell>
          <table:table-cell/>
          <table:table-cell office:value-type="float" office:value="1442893461.63492" calcext:value-type="float">
            <text:p>1442893461.63492</text:p>
          </table:table-cell>
          <table:table-cell table:formula="of:=[.J99]-[.$B99]" office:value-type="float" office:value="0.297066688537598" calcext:value-type="float">
            <text:p>0.297066688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3461.4343" calcext:value-type="float">
            <text:p>1442893461.4343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9.3080785274506" calcext:value-type="float">
            <text:p>29.3080785275</text:p>
          </table:table-cell>
          <table:table-cell table:formula="of:=[.C100]/([.D100]-[.D99])" office:value-type="float" office:value="83939.9940277846" calcext:value-type="float">
            <text:p>83939.9940277846</text:p>
          </table:table-cell>
          <table:table-cell/>
          <table:table-cell office:value-type="float" office:value="1442893461.74817" calcext:value-type="float">
            <text:p>1442893461.74817</text:p>
          </table:table-cell>
          <table:table-cell table:formula="of:=[.G100]-[.$B100]" office:value-type="float" office:value="0.313861131668091" calcext:value-type="float">
            <text:p>0.3138611317</text:p>
          </table:table-cell>
          <table:table-cell/>
          <table:table-cell office:value-type="float" office:value="1442893461.7482" calcext:value-type="float">
            <text:p>1442893461.7482</text:p>
          </table:table-cell>
          <table:table-cell table:formula="of:=[.J100]-[.$B100]" office:value-type="float" office:value="0.313895463943481" calcext:value-type="float">
            <text:p>0.313895463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3461.53076" calcext:value-type="float">
            <text:p>1442893461.53076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9.4045383930206" calcext:value-type="float">
            <text:p>29.404538393</text:p>
          </table:table-cell>
          <table:table-cell table:formula="of:=[.C101]/([.D101]-[.D100])" office:value-type="float" office:value="83931.2801459284" calcext:value-type="float">
            <text:p>83931.2801459284</text:p>
          </table:table-cell>
          <table:table-cell/>
          <table:table-cell office:value-type="float" office:value="1442893461.82749" calcext:value-type="float">
            <text:p>1442893461.82749</text:p>
          </table:table-cell>
          <table:table-cell table:formula="of:=[.G101]-[.$B101]" office:value-type="float" office:value="0.296727418899536" calcext:value-type="float">
            <text:p>0.2967274189</text:p>
          </table:table-cell>
          <table:table-cell/>
          <table:table-cell office:value-type="float" office:value="1442893461.82754" calcext:value-type="float">
            <text:p>1442893461.82754</text:p>
          </table:table-cell>
          <table:table-cell table:formula="of:=[.J101]-[.$B101]" office:value-type="float" office:value="0.29677152633667" calcext:value-type="float">
            <text:p>0.29677152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3461.62722" calcext:value-type="float">
            <text:p>1442893461.62722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9.5009958744049" calcext:value-type="float">
            <text:p>29.5009958744</text:p>
          </table:table-cell>
          <table:table-cell table:formula="of:=[.C102]/([.D102]-[.D101])" office:value-type="float" office:value="83933.3547156007" calcext:value-type="float">
            <text:p>83933.3547156007</text:p>
          </table:table-cell>
          <table:table-cell/>
          <table:table-cell office:value-type="float" office:value="1442893461.92383" calcext:value-type="float">
            <text:p>1442893461.92383</text:p>
          </table:table-cell>
          <table:table-cell table:formula="of:=[.G102]-[.$B102]" office:value-type="float" office:value="0.296610593795776" calcext:value-type="float">
            <text:p>0.2966105938</text:p>
          </table:table-cell>
          <table:table-cell/>
          <table:table-cell office:value-type="float" office:value="1442893461.92386" calcext:value-type="float">
            <text:p>1442893461.92386</text:p>
          </table:table-cell>
          <table:table-cell table:formula="of:=[.J102]-[.$B102]" office:value-type="float" office:value="0.296640157699585" calcext:value-type="float">
            <text:p>0.296640157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3461.72366" calcext:value-type="float">
            <text:p>1442893461.72366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9.5974311828613" calcext:value-type="float">
            <text:p>29.5974311829</text:p>
          </table:table-cell>
          <table:table-cell table:formula="of:=[.C103]/([.D103]-[.D102])" office:value-type="float" office:value="83952.6531266147" calcext:value-type="float">
            <text:p>83952.6531266147</text:p>
          </table:table-cell>
          <table:table-cell/>
          <table:table-cell office:value-type="float" office:value="1442893462.0377" calcext:value-type="float">
            <text:p>1442893462.0377</text:p>
          </table:table-cell>
          <table:table-cell table:formula="of:=[.G103]-[.$B103]" office:value-type="float" office:value="0.314042329788208" calcext:value-type="float">
            <text:p>0.3140423298</text:p>
          </table:table-cell>
          <table:table-cell/>
          <table:table-cell office:value-type="float" office:value="1442893462.03774" calcext:value-type="float">
            <text:p>1442893462.03774</text:p>
          </table:table-cell>
          <table:table-cell table:formula="of:=[.J103]-[.$B103]" office:value-type="float" office:value="0.31407904624939" calcext:value-type="float">
            <text:p>0.314079046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3461.82014" calcext:value-type="float">
            <text:p>1442893461.82014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9.6939115524292" calcext:value-type="float">
            <text:p>29.6939115524</text:p>
          </table:table-cell>
          <table:table-cell table:formula="of:=[.C104]/([.D104]-[.D103])" office:value-type="float" office:value="83913.443079265" calcext:value-type="float">
            <text:p>83913.443079265</text:p>
          </table:table-cell>
          <table:table-cell/>
          <table:table-cell office:value-type="float" office:value="1442893462.11669" calcext:value-type="float">
            <text:p>1442893462.11669</text:p>
          </table:table-cell>
          <table:table-cell table:formula="of:=[.G104]-[.$B104]" office:value-type="float" office:value="0.296549320220947" calcext:value-type="float">
            <text:p>0.2965493202</text:p>
          </table:table-cell>
          <table:table-cell/>
          <table:table-cell office:value-type="float" office:value="1442893462.11678" calcext:value-type="float">
            <text:p>1442893462.11678</text:p>
          </table:table-cell>
          <table:table-cell table:formula="of:=[.J104]-[.$B104]" office:value-type="float" office:value="0.296643018722534" calcext:value-type="float">
            <text:p>0.296643018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3461.91649" calcext:value-type="float">
            <text:p>1442893461.91649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9.7902672290802" calcext:value-type="float">
            <text:p>29.7902672291</text:p>
          </table:table-cell>
          <table:table-cell table:formula="of:=[.C105]/([.D105]-[.D104])" office:value-type="float" office:value="84022.0346261861" calcext:value-type="float">
            <text:p>84022.0346261861</text:p>
          </table:table-cell>
          <table:table-cell/>
          <table:table-cell office:value-type="float" office:value="1442893462.20986" calcext:value-type="float">
            <text:p>1442893462.20986</text:p>
          </table:table-cell>
          <table:table-cell table:formula="of:=[.G105]-[.$B105]" office:value-type="float" office:value="0.293367147445679" calcext:value-type="float">
            <text:p>0.2933671474</text:p>
          </table:table-cell>
          <table:table-cell/>
          <table:table-cell office:value-type="float" office:value="1442893462.20989" calcext:value-type="float">
            <text:p>1442893462.20989</text:p>
          </table:table-cell>
          <table:table-cell table:formula="of:=[.J105]-[.$B105]" office:value-type="float" office:value="0.293393611907959" calcext:value-type="float">
            <text:p>0.29339361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3462.00986" calcext:value-type="float">
            <text:p>1442893462.00986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9.8836359977722" calcext:value-type="float">
            <text:p>29.8836359978</text:p>
          </table:table-cell>
          <table:table-cell table:formula="of:=[.C106]/([.D106]-[.D105])" office:value-type="float" office:value="86709.9364532183" calcext:value-type="float">
            <text:p>86709.9364532183</text:p>
          </table:table-cell>
          <table:table-cell/>
          <table:table-cell office:value-type="float" office:value="1442893462.30579" calcext:value-type="float">
            <text:p>1442893462.30579</text:p>
          </table:table-cell>
          <table:table-cell table:formula="of:=[.G106]-[.$B106]" office:value-type="float" office:value="0.295932531356812" calcext:value-type="float">
            <text:p>0.2959325314</text:p>
          </table:table-cell>
          <table:table-cell/>
          <table:table-cell office:value-type="float" office:value="1442893462.30583" calcext:value-type="float">
            <text:p>1442893462.30583</text:p>
          </table:table-cell>
          <table:table-cell table:formula="of:=[.J106]-[.$B106]" office:value-type="float" office:value="0.295964241027832" calcext:value-type="float">
            <text:p>0.29596424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3462.0891" calcext:value-type="float">
            <text:p>1442893462.0891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9.9628758430481" calcext:value-type="float">
            <text:p>29.962875843</text:p>
          </table:table-cell>
          <table:table-cell table:formula="of:=[.C107]/([.D107]-[.D106])" office:value-type="float" office:value="102170.820397405" calcext:value-type="float">
            <text:p>102170.820397405</text:p>
          </table:table-cell>
          <table:table-cell/>
          <table:table-cell office:value-type="float" office:value="1442893462.36852" calcext:value-type="float">
            <text:p>1442893462.36852</text:p>
          </table:table-cell>
          <table:table-cell table:formula="of:=[.G107]-[.$B107]" office:value-type="float" office:value="0.27941632270813" calcext:value-type="float">
            <text:p>0.2794163227</text:p>
          </table:table-cell>
          <table:table-cell/>
          <table:table-cell office:value-type="float" office:value="1442893462.36854" calcext:value-type="float">
            <text:p>1442893462.36854</text:p>
          </table:table-cell>
          <table:table-cell table:formula="of:=[.J107]-[.$B107]" office:value-type="float" office:value="0.279438257217407" calcext:value-type="float">
            <text:p>0.279438257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3462.16836" calcext:value-type="float">
            <text:p>1442893462.16836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30.0421295166016" calcext:value-type="float">
            <text:p>30.0421295166</text:p>
          </table:table-cell>
          <table:table-cell table:formula="of:=[.C108]/([.D108]-[.D107])" office:value-type="float" office:value="102152.993508095" calcext:value-type="float">
            <text:p>102152.993508095</text:p>
          </table:table-cell>
          <table:table-cell/>
          <table:table-cell office:value-type="float" office:value="1442893462.44776" calcext:value-type="float">
            <text:p>1442893462.44776</text:p>
          </table:table-cell>
          <table:table-cell table:formula="of:=[.G108]-[.$B108]" office:value-type="float" office:value="0.279400587081909" calcext:value-type="float">
            <text:p>0.2794005871</text:p>
          </table:table-cell>
          <table:table-cell/>
          <table:table-cell office:value-type="float" office:value="1442893462.44778" calcext:value-type="float">
            <text:p>1442893462.44778</text:p>
          </table:table-cell>
          <table:table-cell table:formula="of:=[.J108]-[.$B108]" office:value-type="float" office:value="0.279427289962769" calcext:value-type="float">
            <text:p>0.279427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3462.24759" calcext:value-type="float">
            <text:p>1442893462.24759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30.1213686466217" calcext:value-type="float">
            <text:p>30.1213686466</text:p>
          </table:table-cell>
          <table:table-cell table:formula="of:=[.C109]/([.D109]-[.D108])" office:value-type="float" office:value="102171.742647125" calcext:value-type="float">
            <text:p>102171.742647125</text:p>
          </table:table-cell>
          <table:table-cell/>
          <table:table-cell office:value-type="float" office:value="1442893462.60628" calcext:value-type="float">
            <text:p>1442893462.60628</text:p>
          </table:table-cell>
          <table:table-cell table:formula="of:=[.G109]-[.$B109]" office:value-type="float" office:value="0.358681201934814" calcext:value-type="float">
            <text:p>0.3586812019</text:p>
          </table:table-cell>
          <table:table-cell/>
          <table:table-cell office:value-type="float" office:value="1442893462.60632" calcext:value-type="float">
            <text:p>1442893462.60632</text:p>
          </table:table-cell>
          <table:table-cell table:formula="of:=[.J109]-[.$B109]" office:value-type="float" office:value="0.358725070953369" calcext:value-type="float">
            <text:p>0.35872507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3462.32682" calcext:value-type="float">
            <text:p>1442893462.32682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30.2005977630615" calcext:value-type="float">
            <text:p>30.2005977631</text:p>
          </table:table-cell>
          <table:table-cell table:formula="of:=[.C110]/([.D110]-[.D109])" office:value-type="float" office:value="102184.65589162" calcext:value-type="float">
            <text:p>102184.65589162</text:p>
          </table:table-cell>
          <table:table-cell/>
          <table:table-cell office:value-type="float" office:value="1442893462.60636" calcext:value-type="float">
            <text:p>1442893462.60636</text:p>
          </table:table-cell>
          <table:table-cell table:formula="of:=[.G110]-[.$B110]" office:value-type="float" office:value="0.279537439346313" calcext:value-type="float">
            <text:p>0.2795374393</text:p>
          </table:table-cell>
          <table:table-cell/>
          <table:table-cell office:value-type="float" office:value="1442893462.63578" calcext:value-type="float">
            <text:p>1442893462.63578</text:p>
          </table:table-cell>
          <table:table-cell table:formula="of:=[.J110]-[.$B110]" office:value-type="float" office:value="0.308951854705811" calcext:value-type="float">
            <text:p>0.308951854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3462.40619" calcext:value-type="float">
            <text:p>1442893462.40619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30.2799685001373" calcext:value-type="float">
            <text:p>30.2799685001</text:p>
          </table:table-cell>
          <table:table-cell table:formula="of:=[.C111]/([.D111]-[.D110])" office:value-type="float" office:value="102002.328544179" calcext:value-type="float">
            <text:p>102002.328544179</text:p>
          </table:table-cell>
          <table:table-cell/>
          <table:table-cell office:value-type="float" office:value="1442893462.68568" calcext:value-type="float">
            <text:p>1442893462.68568</text:p>
          </table:table-cell>
          <table:table-cell table:formula="of:=[.G111]-[.$B111]" office:value-type="float" office:value="0.279484987258911" calcext:value-type="float">
            <text:p>0.2794849873</text:p>
          </table:table-cell>
          <table:table-cell/>
          <table:table-cell office:value-type="float" office:value="1442893462.68571" calcext:value-type="float">
            <text:p>1442893462.68571</text:p>
          </table:table-cell>
          <table:table-cell table:formula="of:=[.J111]-[.$B111]" office:value-type="float" office:value="0.279517412185669" calcext:value-type="float">
            <text:p>0.279517412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3462.48544" calcext:value-type="float">
            <text:p>1442893462.48544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30.3592131137848" calcext:value-type="float">
            <text:p>30.3592131138</text:p>
          </table:table-cell>
          <table:table-cell table:formula="of:=[.C112]/([.D112]-[.D111])" office:value-type="float" office:value="102164.672491395" calcext:value-type="float">
            <text:p>102164.672491395</text:p>
          </table:table-cell>
          <table:table-cell/>
          <table:table-cell office:value-type="float" office:value="1442893462.80724" calcext:value-type="float">
            <text:p>1442893462.80724</text:p>
          </table:table-cell>
          <table:table-cell table:formula="of:=[.G112]-[.$B112]" office:value-type="float" office:value="0.321800708770752" calcext:value-type="float">
            <text:p>0.3218007088</text:p>
          </table:table-cell>
          <table:table-cell/>
          <table:table-cell office:value-type="float" office:value="1442893462.8073" calcext:value-type="float">
            <text:p>1442893462.8073</text:p>
          </table:table-cell>
          <table:table-cell table:formula="of:=[.J112]-[.$B112]" office:value-type="float" office:value="0.321862936019897" calcext:value-type="float">
            <text:p>0.32186293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3462.56466" calcext:value-type="float">
            <text:p>1442893462.56466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30.4384367465973" calcext:value-type="float">
            <text:p>30.4384367466</text:p>
          </table:table-cell>
          <table:table-cell table:formula="of:=[.C113]/([.D113]-[.D112])" office:value-type="float" office:value="102191.728813559" calcext:value-type="float">
            <text:p>102191.728813559</text:p>
          </table:table-cell>
          <table:table-cell/>
          <table:table-cell office:value-type="float" office:value="1442893462.80736" calcext:value-type="float">
            <text:p>1442893462.80736</text:p>
          </table:table-cell>
          <table:table-cell table:formula="of:=[.G113]-[.$B113]" office:value-type="float" office:value="0.242701053619385" calcext:value-type="float">
            <text:p>0.2427010536</text:p>
          </table:table-cell>
          <table:table-cell/>
          <table:table-cell office:value-type="float" office:value="1442893462.83679" calcext:value-type="float">
            <text:p>1442893462.83679</text:p>
          </table:table-cell>
          <table:table-cell table:formula="of:=[.J113]-[.$B113]" office:value-type="float" office:value="0.272127628326416" calcext:value-type="float">
            <text:p>0.272127628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3462.6439" calcext:value-type="float">
            <text:p>1442893462.6439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30.5176706314087" calcext:value-type="float">
            <text:p>30.5176706314</text:p>
          </table:table-cell>
          <table:table-cell table:formula="of:=[.C114]/([.D114]-[.D113])" office:value-type="float" office:value="102178.506320506" calcext:value-type="float">
            <text:p>102178.506320506</text:p>
          </table:table-cell>
          <table:table-cell/>
          <table:table-cell office:value-type="float" office:value="1442893462.92358" calcext:value-type="float">
            <text:p>1442893462.92358</text:p>
          </table:table-cell>
          <table:table-cell table:formula="of:=[.G114]-[.$B114]" office:value-type="float" office:value="0.279688119888306" calcext:value-type="float">
            <text:p>0.2796881199</text:p>
          </table:table-cell>
          <table:table-cell/>
          <table:table-cell office:value-type="float" office:value="1442893462.92363" calcext:value-type="float">
            <text:p>1442893462.92363</text:p>
          </table:table-cell>
          <table:table-cell table:formula="of:=[.J114]-[.$B114]" office:value-type="float" office:value="0.279728651046753" calcext:value-type="float">
            <text:p>0.27972865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3462.72319" calcext:value-type="float">
            <text:p>1442893462.72319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30.5969643592834" calcext:value-type="float">
            <text:p>30.5969643593</text:p>
          </table:table-cell>
          <table:table-cell table:formula="of:=[.C115]/([.D115]-[.D114])" office:value-type="float" office:value="102101.39208977" calcext:value-type="float">
            <text:p>102101.39208977</text:p>
          </table:table-cell>
          <table:table-cell/>
          <table:table-cell office:value-type="float" office:value="1442893463.09945" calcext:value-type="float">
            <text:p>1442893463.09945</text:p>
          </table:table-cell>
          <table:table-cell table:formula="of:=[.G115]-[.$B115]" office:value-type="float" office:value="0.376255750656128" calcext:value-type="float">
            <text:p>0.3762557507</text:p>
          </table:table-cell>
          <table:table-cell/>
          <table:table-cell office:value-type="float" office:value="1442893463.09949" calcext:value-type="float">
            <text:p>1442893463.09949</text:p>
          </table:table-cell>
          <table:table-cell table:formula="of:=[.J115]-[.$B115]" office:value-type="float" office:value="0.376301527023315" calcext:value-type="float">
            <text:p>0.37630152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3462.80252" calcext:value-type="float">
            <text:p>1442893462.80252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30.6762971878052" calcext:value-type="float">
            <text:p>30.6762971878</text:p>
          </table:table-cell>
          <table:table-cell table:formula="of:=[.C116]/([.D116]-[.D115])" office:value-type="float" office:value="102051.069536523" calcext:value-type="float">
            <text:p>102051.069536523</text:p>
          </table:table-cell>
          <table:table-cell/>
          <table:table-cell office:value-type="float" office:value="1442893463.1617" calcext:value-type="float">
            <text:p>1442893463.1617</text:p>
          </table:table-cell>
          <table:table-cell table:formula="of:=[.G116]-[.$B116]" office:value-type="float" office:value="0.359174966812134" calcext:value-type="float">
            <text:p>0.3591749668</text:p>
          </table:table-cell>
          <table:table-cell/>
          <table:table-cell office:value-type="float" office:value="1442893463.16174" calcext:value-type="float">
            <text:p>1442893463.16174</text:p>
          </table:table-cell>
          <table:table-cell table:formula="of:=[.J116]-[.$B116]" office:value-type="float" office:value="0.359211921691895" calcext:value-type="float">
            <text:p>0.35921192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3462.88184" calcext:value-type="float">
            <text:p>1442893462.88184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30.7556090354919" calcext:value-type="float">
            <text:p>30.7556090355</text:p>
          </table:table-cell>
          <table:table-cell table:formula="of:=[.C117]/([.D117]-[.D116])" office:value-type="float" office:value="102078.065713135" calcext:value-type="float">
            <text:p>102078.065713135</text:p>
          </table:table-cell>
          <table:table-cell/>
          <table:table-cell office:value-type="float" office:value="1442893463.17868" calcext:value-type="float">
            <text:p>1442893463.17868</text:p>
          </table:table-cell>
          <table:table-cell table:formula="of:=[.G117]-[.$B117]" office:value-type="float" office:value="0.296844244003296" calcext:value-type="float">
            <text:p>0.296844244</text:p>
          </table:table-cell>
          <table:table-cell/>
          <table:table-cell office:value-type="float" office:value="1442893463.18865" calcext:value-type="float">
            <text:p>1442893463.18865</text:p>
          </table:table-cell>
          <table:table-cell table:formula="of:=[.J117]-[.$B117]" office:value-type="float" office:value="0.306812047958374" calcext:value-type="float">
            <text:p>0.3068120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3462.96133" calcext:value-type="float">
            <text:p>1442893462.96133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30.8351008892059" calcext:value-type="float">
            <text:p>30.8351008892</text:p>
          </table:table-cell>
          <table:table-cell table:formula="of:=[.C118]/([.D118]-[.D117])" office:value-type="float" office:value="101846.914139521" calcext:value-type="float">
            <text:p>101846.914139521</text:p>
          </table:table-cell>
          <table:table-cell/>
          <table:table-cell office:value-type="float" office:value="1442893463.36291" calcext:value-type="float">
            <text:p>1442893463.36291</text:p>
          </table:table-cell>
          <table:table-cell table:formula="of:=[.G118]-[.$B118]" office:value-type="float" office:value="0.401578187942505" calcext:value-type="float">
            <text:p>0.4015781879</text:p>
          </table:table-cell>
          <table:table-cell/>
          <table:table-cell office:value-type="float" office:value="1442893463.36296" calcext:value-type="float">
            <text:p>1442893463.36296</text:p>
          </table:table-cell>
          <table:table-cell table:formula="of:=[.J118]-[.$B118]" office:value-type="float" office:value="0.401628732681274" calcext:value-type="float">
            <text:p>0.401628732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3463.0418" calcext:value-type="float">
            <text:p>1442893463.0418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30.9155735969543" calcext:value-type="float">
            <text:p>30.915573597</text:p>
          </table:table-cell>
          <table:table-cell table:formula="of:=[.C119]/([.D119]-[.D118])" office:value-type="float" office:value="100605.537287387" calcext:value-type="float">
            <text:p>100605.537287387</text:p>
          </table:table-cell>
          <table:table-cell/>
          <table:table-cell office:value-type="float" office:value="1442893463.42317" calcext:value-type="float">
            <text:p>1442893463.42317</text:p>
          </table:table-cell>
          <table:table-cell table:formula="of:=[.G119]-[.$B119]" office:value-type="float" office:value="0.381367206573486" calcext:value-type="float">
            <text:p>0.3813672066</text:p>
          </table:table-cell>
          <table:table-cell/>
          <table:table-cell office:value-type="float" office:value="1442893463.42321" calcext:value-type="float">
            <text:p>1442893463.42321</text:p>
          </table:table-cell>
          <table:table-cell table:formula="of:=[.J119]-[.$B119]" office:value-type="float" office:value="0.381407976150513" calcext:value-type="float">
            <text:p>0.381407976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3463.12322" calcext:value-type="float">
            <text:p>1442893463.12322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30.9969921112061" calcext:value-type="float">
            <text:p>30.9969921112</text:p>
          </table:table-cell>
          <table:table-cell table:formula="of:=[.C120]/([.D120]-[.D119])" office:value-type="float" office:value="99436.8427673693" calcext:value-type="float">
            <text:p>99436.8427673693</text:p>
          </table:table-cell>
          <table:table-cell/>
          <table:table-cell office:value-type="float" office:value="1442893463.42325" calcext:value-type="float">
            <text:p>1442893463.42325</text:p>
          </table:table-cell>
          <table:table-cell table:formula="of:=[.G120]-[.$B120]" office:value-type="float" office:value="0.300033807754517" calcext:value-type="float">
            <text:p>0.3000338078</text:p>
          </table:table-cell>
          <table:table-cell/>
          <table:table-cell office:value-type="float" office:value="1442893463.45013" calcext:value-type="float">
            <text:p>1442893463.45013</text:p>
          </table:table-cell>
          <table:table-cell table:formula="of:=[.J120]-[.$B120]" office:value-type="float" office:value="0.326916456222534" calcext:value-type="float">
            <text:p>0.326916456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3463.2046" calcext:value-type="float">
            <text:p>1442893463.2046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31.0783710479736" calcext:value-type="float">
            <text:p>31.078371048</text:p>
          </table:table-cell>
          <table:table-cell table:formula="of:=[.C121]/([.D121]-[.D120])" office:value-type="float" office:value="99485.2024562884" calcext:value-type="float">
            <text:p>99485.2024562884</text:p>
          </table:table-cell>
          <table:table-cell/>
          <table:table-cell office:value-type="float" office:value="1442893463.56778" calcext:value-type="float">
            <text:p>1442893463.56778</text:p>
          </table:table-cell>
          <table:table-cell table:formula="of:=[.G121]-[.$B121]" office:value-type="float" office:value="0.363180875778198" calcext:value-type="float">
            <text:p>0.3631808758</text:p>
          </table:table-cell>
          <table:table-cell/>
          <table:table-cell office:value-type="float" office:value="1442893463.56782" calcext:value-type="float">
            <text:p>1442893463.56782</text:p>
          </table:table-cell>
          <table:table-cell table:formula="of:=[.J121]-[.$B121]" office:value-type="float" office:value="0.363221645355225" calcext:value-type="float">
            <text:p>0.363221645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3463.28601" calcext:value-type="float">
            <text:p>1442893463.28601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31.1597828865051" calcext:value-type="float">
            <text:p>31.1597828865</text:p>
          </table:table-cell>
          <table:table-cell table:formula="of:=[.C122]/([.D122]-[.D121])" office:value-type="float" office:value="99444.9965267406" calcext:value-type="float">
            <text:p>99444.9965267406</text:p>
          </table:table-cell>
          <table:table-cell/>
          <table:table-cell office:value-type="float" office:value="1442893463.66754" calcext:value-type="float">
            <text:p>1442893463.66754</text:p>
          </table:table-cell>
          <table:table-cell table:formula="of:=[.G122]-[.$B122]" office:value-type="float" office:value="0.381529808044434" calcext:value-type="float">
            <text:p>0.381529808</text:p>
          </table:table-cell>
          <table:table-cell/>
          <table:table-cell office:value-type="float" office:value="1442893463.66758" calcext:value-type="float">
            <text:p>1442893463.66758</text:p>
          </table:table-cell>
          <table:table-cell table:formula="of:=[.J122]-[.$B122]" office:value-type="float" office:value="0.381568670272827" calcext:value-type="float">
            <text:p>0.381568670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3463.36741" calcext:value-type="float">
            <text:p>1442893463.36741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31.241188287735" calcext:value-type="float">
            <text:p>31.2411882877</text:p>
          </table:table-cell>
          <table:table-cell table:formula="of:=[.C123]/([.D123]-[.D122])" office:value-type="float" office:value="99452.8603469434" calcext:value-type="float">
            <text:p>99452.8603469434</text:p>
          </table:table-cell>
          <table:table-cell/>
          <table:table-cell office:value-type="float" office:value="1442893463.81194" calcext:value-type="float">
            <text:p>1442893463.81194</text:p>
          </table:table-cell>
          <table:table-cell table:formula="of:=[.G123]-[.$B123]" office:value-type="float" office:value="0.444525480270386" calcext:value-type="float">
            <text:p>0.4445254803</text:p>
          </table:table-cell>
          <table:table-cell/>
          <table:table-cell office:value-type="float" office:value="1442893463.81198" calcext:value-type="float">
            <text:p>1442893463.81198</text:p>
          </table:table-cell>
          <table:table-cell table:formula="of:=[.J123]-[.$B123]" office:value-type="float" office:value="0.444566965103149" calcext:value-type="float">
            <text:p>0.444566965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3463.44878" calcext:value-type="float">
            <text:p>1442893463.44878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31.3225567340851" calcext:value-type="float">
            <text:p>31.3225567341</text:p>
          </table:table-cell>
          <table:table-cell table:formula="of:=[.C124]/([.D124]-[.D123])" office:value-type="float" office:value="99498.0285744424" calcext:value-type="float">
            <text:p>99498.0285744424</text:p>
          </table:table-cell>
          <table:table-cell/>
          <table:table-cell office:value-type="float" office:value="1442893463.81202" calcext:value-type="float">
            <text:p>1442893463.81202</text:p>
          </table:table-cell>
          <table:table-cell table:formula="of:=[.G124]-[.$B124]" office:value-type="float" office:value="0.363240957260132" calcext:value-type="float">
            <text:p>0.3632409573</text:p>
          </table:table-cell>
          <table:table-cell/>
          <table:table-cell office:value-type="float" office:value="1442893463.83892" calcext:value-type="float">
            <text:p>1442893463.83892</text:p>
          </table:table-cell>
          <table:table-cell table:formula="of:=[.J124]-[.$B124]" office:value-type="float" office:value="0.390133380889893" calcext:value-type="float">
            <text:p>0.39013338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3463.53018" calcext:value-type="float">
            <text:p>1442893463.53018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31.4039559364319" calcext:value-type="float">
            <text:p>31.4039559364</text:p>
          </table:table-cell>
          <table:table-cell table:formula="of:=[.C125]/([.D125]-[.D124])" office:value-type="float" office:value="99460.4340900903" calcext:value-type="float">
            <text:p>99460.4340900903</text:p>
          </table:table-cell>
          <table:table-cell/>
          <table:table-cell office:value-type="float" office:value="1442893463.91196" calcext:value-type="float">
            <text:p>1442893463.91196</text:p>
          </table:table-cell>
          <table:table-cell table:formula="of:=[.G125]-[.$B125]" office:value-type="float" office:value="0.381782293319702" calcext:value-type="float">
            <text:p>0.3817822933</text:p>
          </table:table-cell>
          <table:table-cell/>
          <table:table-cell office:value-type="float" office:value="1442893463.912" calcext:value-type="float">
            <text:p>1442893463.912</text:p>
          </table:table-cell>
          <table:table-cell table:formula="of:=[.J125]-[.$B125]" office:value-type="float" office:value="0.381820201873779" calcext:value-type="float">
            <text:p>0.381820201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3463.61152" calcext:value-type="float">
            <text:p>1442893463.61152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31.4852950572968" calcext:value-type="float">
            <text:p>31.4852950573</text:p>
          </table:table-cell>
          <table:table-cell table:formula="of:=[.C126]/([.D126]-[.D125])" office:value-type="float" office:value="99533.9009558537" calcext:value-type="float">
            <text:p>99533.9009558537</text:p>
          </table:table-cell>
          <table:table-cell/>
          <table:table-cell office:value-type="float" office:value="1442893464.07504" calcext:value-type="float">
            <text:p>1442893464.07504</text:p>
          </table:table-cell>
          <table:table-cell table:formula="of:=[.G126]-[.$B126]" office:value-type="float" office:value="0.463519811630249" calcext:value-type="float">
            <text:p>0.4635198116</text:p>
          </table:table-cell>
          <table:table-cell/>
          <table:table-cell office:value-type="float" office:value="1442893464.07509" calcext:value-type="float">
            <text:p>1442893464.07509</text:p>
          </table:table-cell>
          <table:table-cell table:formula="of:=[.J126]-[.$B126]" office:value-type="float" office:value="0.463565349578857" calcext:value-type="float">
            <text:p>0.463565349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3463.69296" calcext:value-type="float">
            <text:p>1442893463.69296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31.5667321681976" calcext:value-type="float">
            <text:p>31.5667321682</text:p>
          </table:table-cell>
          <table:table-cell table:formula="of:=[.C127]/([.D127]-[.D126])" office:value-type="float" office:value="99414.135772253" calcext:value-type="float">
            <text:p>99414.135772253</text:p>
          </table:table-cell>
          <table:table-cell/>
          <table:table-cell office:value-type="float" office:value="1442893464.07513" calcext:value-type="float">
            <text:p>1442893464.07513</text:p>
          </table:table-cell>
          <table:table-cell table:formula="of:=[.G127]-[.$B127]" office:value-type="float" office:value="0.382174968719482" calcext:value-type="float">
            <text:p>0.3821749687</text:p>
          </table:table-cell>
          <table:table-cell/>
          <table:table-cell office:value-type="float" office:value="1442893464.10188" calcext:value-type="float">
            <text:p>1442893464.10188</text:p>
          </table:table-cell>
          <table:table-cell table:formula="of:=[.J127]-[.$B127]" office:value-type="float" office:value="0.408921241760254" calcext:value-type="float">
            <text:p>0.408921241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3463.77439" calcext:value-type="float">
            <text:p>1442893463.77439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31.6481688022614" calcext:value-type="float">
            <text:p>31.6481688023</text:p>
          </table:table-cell>
          <table:table-cell table:formula="of:=[.C128]/([.D128]-[.D127])" office:value-type="float" office:value="99414.7178733495" calcext:value-type="float">
            <text:p>99414.7178733495</text:p>
          </table:table-cell>
          <table:table-cell/>
          <table:table-cell office:value-type="float" office:value="1442893464.21918" calcext:value-type="float">
            <text:p>1442893464.21918</text:p>
          </table:table-cell>
          <table:table-cell table:formula="of:=[.G128]-[.$B128]" office:value-type="float" office:value="0.444782972335815" calcext:value-type="float">
            <text:p>0.4447829723</text:p>
          </table:table-cell>
          <table:table-cell/>
          <table:table-cell office:value-type="float" office:value="1442893464.21922" calcext:value-type="float">
            <text:p>1442893464.21922</text:p>
          </table:table-cell>
          <table:table-cell table:formula="of:=[.J128]-[.$B128]" office:value-type="float" office:value="0.444824934005737" calcext:value-type="float">
            <text:p>0.4448249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3463.85585" calcext:value-type="float">
            <text:p>1442893463.85585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31.729621887207" calcext:value-type="float">
            <text:p>31.7296218872</text:p>
          </table:table-cell>
          <table:table-cell table:formula="of:=[.C129]/([.D129]-[.D128])" office:value-type="float" office:value="99394.6393239648" calcext:value-type="float">
            <text:p>99394.6393239648</text:p>
          </table:table-cell>
          <table:table-cell/>
          <table:table-cell office:value-type="float" office:value="1442893464.23786" calcext:value-type="float">
            <text:p>1442893464.23786</text:p>
          </table:table-cell>
          <table:table-cell table:formula="of:=[.G129]-[.$B129]" office:value-type="float" office:value="0.382009029388428" calcext:value-type="float">
            <text:p>0.3820090294</text:p>
          </table:table-cell>
          <table:table-cell/>
          <table:table-cell office:value-type="float" office:value="1442893464.246" calcext:value-type="float">
            <text:p>1442893464.246</text:p>
          </table:table-cell>
          <table:table-cell table:formula="of:=[.J129]-[.$B129]" office:value-type="float" office:value="0.390156507492065" calcext:value-type="float">
            <text:p>0.39015650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3463.9373" calcext:value-type="float">
            <text:p>1442893463.9373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31.8110735416412" calcext:value-type="float">
            <text:p>31.8110735416</text:p>
          </table:table-cell>
          <table:table-cell table:formula="of:=[.C130]/([.D130]-[.D129])" office:value-type="float" office:value="99396.384962811" calcext:value-type="float">
            <text:p>99396.384962811</text:p>
          </table:table-cell>
          <table:table-cell/>
          <table:table-cell office:value-type="float" office:value="1442893464.38203" calcext:value-type="float">
            <text:p>1442893464.38203</text:p>
          </table:table-cell>
          <table:table-cell table:formula="of:=[.G130]-[.$B130]" office:value-type="float" office:value="0.444729566574097" calcext:value-type="float">
            <text:p>0.4447295666</text:p>
          </table:table-cell>
          <table:table-cell/>
          <table:table-cell office:value-type="float" office:value="1442893464.38206" calcext:value-type="float">
            <text:p>1442893464.38206</text:p>
          </table:table-cell>
          <table:table-cell table:formula="of:=[.J130]-[.$B130]" office:value-type="float" office:value="0.444761037826538" calcext:value-type="float">
            <text:p>0.444761037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3464.01888" calcext:value-type="float">
            <text:p>1442893464.01888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31.8926548957825" calcext:value-type="float">
            <text:p>31.8926548958</text:p>
          </table:table-cell>
          <table:table-cell table:formula="of:=[.C131]/([.D131]-[.D130])" office:value-type="float" office:value="99238.3625550519" calcext:value-type="float">
            <text:p>99238.3625550519</text:p>
          </table:table-cell>
          <table:table-cell/>
          <table:table-cell office:value-type="float" office:value="1442893464.54521" calcext:value-type="float">
            <text:p>1442893464.54521</text:p>
          </table:table-cell>
          <table:table-cell table:formula="of:=[.G131]-[.$B131]" office:value-type="float" office:value="0.526324987411499" calcext:value-type="float">
            <text:p>0.5263249874</text:p>
          </table:table-cell>
          <table:table-cell/>
          <table:table-cell office:value-type="float" office:value="1442893464.54526" calcext:value-type="float">
            <text:p>1442893464.54526</text:p>
          </table:table-cell>
          <table:table-cell table:formula="of:=[.J131]-[.$B131]" office:value-type="float" office:value="0.526380777359009" calcext:value-type="float">
            <text:p>0.52638077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3464.10035" calcext:value-type="float">
            <text:p>1442893464.10035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31.9741277694702" calcext:value-type="float">
            <text:p>31.9741277695</text:p>
          </table:table-cell>
          <table:table-cell table:formula="of:=[.C132]/([.D132]-[.D131])" office:value-type="float" office:value="99370.4976091677" calcext:value-type="float">
            <text:p>99370.4976091677</text:p>
          </table:table-cell>
          <table:table-cell/>
          <table:table-cell office:value-type="float" office:value="1442893464.54532" calcext:value-type="float">
            <text:p>1442893464.54532</text:p>
          </table:table-cell>
          <table:table-cell table:formula="of:=[.G132]-[.$B132]" office:value-type="float" office:value="0.444971084594727" calcext:value-type="float">
            <text:p>0.4449710846</text:p>
          </table:table-cell>
          <table:table-cell/>
          <table:table-cell office:value-type="float" office:value="1442893464.57204" calcext:value-type="float">
            <text:p>1442893464.57204</text:p>
          </table:table-cell>
          <table:table-cell table:formula="of:=[.J132]-[.$B132]" office:value-type="float" office:value="0.471689224243164" calcext:value-type="float">
            <text:p>0.471689224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3464.18181" calcext:value-type="float">
            <text:p>1442893464.18181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32.0555832386017" calcext:value-type="float">
            <text:p>32.0555832386</text:p>
          </table:table-cell>
          <table:table-cell table:formula="of:=[.C133]/([.D133]-[.D132])" office:value-type="float" office:value="99391.7300621398" calcext:value-type="float">
            <text:p>99391.7300621398</text:p>
          </table:table-cell>
          <table:table-cell/>
          <table:table-cell office:value-type="float" office:value="1442893464.72687" calcext:value-type="float">
            <text:p>1442893464.72687</text:p>
          </table:table-cell>
          <table:table-cell table:formula="of:=[.G133]-[.$B133]" office:value-type="float" office:value="0.545056581497192" calcext:value-type="float">
            <text:p>0.5450565815</text:p>
          </table:table-cell>
          <table:table-cell/>
          <table:table-cell office:value-type="float" office:value="1442893464.7269" calcext:value-type="float">
            <text:p>1442893464.7269</text:p>
          </table:table-cell>
          <table:table-cell table:formula="of:=[.J133]-[.$B133]" office:value-type="float" office:value="0.545086860656738" calcext:value-type="float">
            <text:p>0.545086860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3464.2632" calcext:value-type="float">
            <text:p>1442893464.2632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32.1369769573212" calcext:value-type="float">
            <text:p>32.1369769573</text:p>
          </table:table-cell>
          <table:table-cell table:formula="of:=[.C134]/([.D134]-[.D133])" office:value-type="float" office:value="99467.1349014324" calcext:value-type="float">
            <text:p>99467.1349014324</text:p>
          </table:table-cell>
          <table:table-cell/>
          <table:table-cell office:value-type="float" office:value="1442893464.72694" calcext:value-type="float">
            <text:p>1442893464.72694</text:p>
          </table:table-cell>
          <table:table-cell table:formula="of:=[.G134]-[.$B134]" office:value-type="float" office:value="0.463739395141602" calcext:value-type="float">
            <text:p>0.4637393951</text:p>
          </table:table-cell>
          <table:table-cell/>
          <table:table-cell office:value-type="float" office:value="1442893464.75369" calcext:value-type="float">
            <text:p>1442893464.75369</text:p>
          </table:table-cell>
          <table:table-cell table:formula="of:=[.J134]-[.$B134]" office:value-type="float" office:value="0.490490674972534" calcext:value-type="float">
            <text:p>0.49049067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3464.34462" calcext:value-type="float">
            <text:p>1442893464.34462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32.2183933258057" calcext:value-type="float">
            <text:p>32.2183933258</text:p>
          </table:table-cell>
          <table:table-cell table:formula="of:=[.C135]/([.D135]-[.D134])" office:value-type="float" office:value="99439.4634727733" calcext:value-type="float">
            <text:p>99439.4634727733</text:p>
          </table:table-cell>
          <table:table-cell/>
          <table:table-cell office:value-type="float" office:value="1442893464.8702" calcext:value-type="float">
            <text:p>1442893464.8702</text:p>
          </table:table-cell>
          <table:table-cell table:formula="of:=[.G135]-[.$B135]" office:value-type="float" office:value="0.525579452514648" calcext:value-type="float">
            <text:p>0.5255794525</text:p>
          </table:table-cell>
          <table:table-cell/>
          <table:table-cell office:value-type="float" office:value="1442893464.87022" calcext:value-type="float">
            <text:p>1442893464.87022</text:p>
          </table:table-cell>
          <table:table-cell table:formula="of:=[.J135]-[.$B135]" office:value-type="float" office:value="0.525604248046875" calcext:value-type="float">
            <text:p>0.5256042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3464.42598" calcext:value-type="float">
            <text:p>1442893464.42598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32.299756526947" calcext:value-type="float">
            <text:p>32.2997565269</text:p>
          </table:table-cell>
          <table:table-cell table:formula="of:=[.C136]/([.D136]-[.D135])" office:value-type="float" office:value="99504.4428738037" calcext:value-type="float">
            <text:p>99504.4428738037</text:p>
          </table:table-cell>
          <table:table-cell/>
          <table:table-cell office:value-type="float" office:value="1442893465.03293" calcext:value-type="float">
            <text:p>1442893465.03293</text:p>
          </table:table-cell>
          <table:table-cell table:formula="of:=[.G136]-[.$B136]" office:value-type="float" office:value="0.606949090957642" calcext:value-type="float">
            <text:p>0.606949091</text:p>
          </table:table-cell>
          <table:table-cell/>
          <table:table-cell office:value-type="float" office:value="1442893465.03298" calcext:value-type="float">
            <text:p>1442893465.03298</text:p>
          </table:table-cell>
          <table:table-cell table:formula="of:=[.J136]-[.$B136]" office:value-type="float" office:value="0.606996536254883" calcext:value-type="float">
            <text:p>0.606996536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3464.50732" calcext:value-type="float">
            <text:p>1442893464.50732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32.3810906410217" calcext:value-type="float">
            <text:p>32.381090641</text:p>
          </table:table-cell>
          <table:table-cell table:formula="of:=[.C137]/([.D137]-[.D136])" office:value-type="float" office:value="99540.0280940376" calcext:value-type="float">
            <text:p>99540.0280940376</text:p>
          </table:table-cell>
          <table:table-cell/>
          <table:table-cell office:value-type="float" office:value="1442893465.03308" calcext:value-type="float">
            <text:p>1442893465.03308</text:p>
          </table:table-cell>
          <table:table-cell table:formula="of:=[.G137]-[.$B137]" office:value-type="float" office:value="0.525762319564819" calcext:value-type="float">
            <text:p>0.5257623196</text:p>
          </table:table-cell>
          <table:table-cell/>
          <table:table-cell office:value-type="float" office:value="1442893465.05753" calcext:value-type="float">
            <text:p>1442893465.05753</text:p>
          </table:table-cell>
          <table:table-cell table:formula="of:=[.J137]-[.$B137]" office:value-type="float" office:value="0.550208568572998" calcext:value-type="float">
            <text:p>0.550208568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3464.58865" calcext:value-type="float">
            <text:p>1442893464.58865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32.4624285697937" calcext:value-type="float">
            <text:p>32.4624285698</text:p>
          </table:table-cell>
          <table:table-cell table:formula="of:=[.C138]/([.D138]-[.D137])" office:value-type="float" office:value="99535.3597298597" calcext:value-type="float">
            <text:p>99535.3597298597</text:p>
          </table:table-cell>
          <table:table-cell/>
          <table:table-cell office:value-type="float" office:value="1442893465.11422" calcext:value-type="float">
            <text:p>1442893465.11422</text:p>
          </table:table-cell>
          <table:table-cell table:formula="of:=[.G138]-[.$B138]" office:value-type="float" office:value="0.525568723678589" calcext:value-type="float">
            <text:p>0.5255687237</text:p>
          </table:table-cell>
          <table:table-cell/>
          <table:table-cell office:value-type="float" office:value="1442893465.11428" calcext:value-type="float">
            <text:p>1442893465.11428</text:p>
          </table:table-cell>
          <table:table-cell table:formula="of:=[.J138]-[.$B138]" office:value-type="float" office:value="0.525623083114624" calcext:value-type="float">
            <text:p>0.525623083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3464.67001" calcext:value-type="float">
            <text:p>1442893464.67001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32.5437805652618" calcext:value-type="float">
            <text:p>32.5437805653</text:p>
          </table:table-cell>
          <table:table-cell table:formula="of:=[.C139]/([.D139]-[.D138])" office:value-type="float" office:value="99518.1489207684" calcext:value-type="float">
            <text:p>99518.1489207684</text:p>
          </table:table-cell>
          <table:table-cell/>
          <table:table-cell office:value-type="float" office:value="1442893465.27412" calcext:value-type="float">
            <text:p>1442893465.27412</text:p>
          </table:table-cell>
          <table:table-cell table:formula="of:=[.G139]-[.$B139]" office:value-type="float" office:value="0.604109525680542" calcext:value-type="float">
            <text:p>0.6041095257</text:p>
          </table:table-cell>
          <table:table-cell/>
          <table:table-cell office:value-type="float" office:value="1442893465.27416" calcext:value-type="float">
            <text:p>1442893465.27416</text:p>
          </table:table-cell>
          <table:table-cell table:formula="of:=[.J139]-[.$B139]" office:value-type="float" office:value="0.604151248931885" calcext:value-type="float">
            <text:p>0.604151248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3464.75131" calcext:value-type="float">
            <text:p>1442893464.75131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32.6250801086426" calcext:value-type="float">
            <text:p>32.6250801086</text:p>
          </table:table-cell>
          <table:table-cell table:formula="of:=[.C140]/([.D140]-[.D139])" office:value-type="float" office:value="99582.3551195765" calcext:value-type="float">
            <text:p>99582.3551195765</text:p>
          </table:table-cell>
          <table:table-cell/>
          <table:table-cell office:value-type="float" office:value="1442893465.2742" calcext:value-type="float">
            <text:p>1442893465.2742</text:p>
          </table:table-cell>
          <table:table-cell table:formula="of:=[.G140]-[.$B140]" office:value-type="float" office:value="0.522897958755493" calcext:value-type="float">
            <text:p>0.5228979588</text:p>
          </table:table-cell>
          <table:table-cell/>
          <table:table-cell office:value-type="float" office:value="1442893465.29871" calcext:value-type="float">
            <text:p>1442893465.29871</text:p>
          </table:table-cell>
          <table:table-cell table:formula="of:=[.J140]-[.$B140]" office:value-type="float" office:value="0.54740834236145" calcext:value-type="float">
            <text:p>0.547408342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3464.83272" calcext:value-type="float">
            <text:p>1442893464.83272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32.7064967155457" calcext:value-type="float">
            <text:p>32.7064967155</text:p>
          </table:table-cell>
          <table:table-cell table:formula="of:=[.C141]/([.D141]-[.D140])" office:value-type="float" office:value="99439.1722764623" calcext:value-type="float">
            <text:p>99439.1722764623</text:p>
          </table:table-cell>
          <table:table-cell/>
          <table:table-cell office:value-type="float" office:value="1442893465.35123" calcext:value-type="float">
            <text:p>1442893465.35123</text:p>
          </table:table-cell>
          <table:table-cell table:formula="of:=[.G141]-[.$B141]" office:value-type="float" office:value="0.518505334854126" calcext:value-type="float">
            <text:p>0.5185053349</text:p>
          </table:table-cell>
          <table:table-cell/>
          <table:table-cell office:value-type="float" office:value="1442893465.35127" calcext:value-type="float">
            <text:p>1442893465.35127</text:p>
          </table:table-cell>
          <table:table-cell table:formula="of:=[.J141]-[.$B141]" office:value-type="float" office:value="0.518542528152466" calcext:value-type="float">
            <text:p>0.51854252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3464.91398" calcext:value-type="float">
            <text:p>1442893464.91398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32.7877540588379" calcext:value-type="float">
            <text:p>32.7877540588</text:p>
          </table:table-cell>
          <table:table-cell table:formula="of:=[.C142]/([.D142]-[.D141])" office:value-type="float" office:value="99634.072097131" calcext:value-type="float">
            <text:p>99634.072097131</text:p>
          </table:table-cell>
          <table:table-cell/>
          <table:table-cell office:value-type="float" office:value="1442893465.47529" calcext:value-type="float">
            <text:p>1442893465.47529</text:p>
          </table:table-cell>
          <table:table-cell table:formula="of:=[.G142]-[.$B142]" office:value-type="float" office:value="0.561306953430176" calcext:value-type="float">
            <text:p>0.5613069534</text:p>
          </table:table-cell>
          <table:table-cell/>
          <table:table-cell office:value-type="float" office:value="1442893465.47533" calcext:value-type="float">
            <text:p>1442893465.47533</text:p>
          </table:table-cell>
          <table:table-cell table:formula="of:=[.J142]-[.$B142]" office:value-type="float" office:value="0.561352968215942" calcext:value-type="float">
            <text:p>0.561352968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3464.99524" calcext:value-type="float">
            <text:p>1442893464.99524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32.8690128326416" calcext:value-type="float">
            <text:p>32.8690128326</text:p>
          </table:table-cell>
          <table:table-cell table:formula="of:=[.C143]/([.D143]-[.D142])" office:value-type="float" office:value="99632.3180996644" calcext:value-type="float">
            <text:p>99632.3180996644</text:p>
          </table:table-cell>
          <table:table-cell/>
          <table:table-cell office:value-type="float" office:value="1442893465.47538" calcext:value-type="float">
            <text:p>1442893465.47538</text:p>
          </table:table-cell>
          <table:table-cell table:formula="of:=[.G143]-[.$B143]" office:value-type="float" office:value="0.480143547058106" calcext:value-type="float">
            <text:p>0.4801435471</text:p>
          </table:table-cell>
          <table:table-cell/>
          <table:table-cell office:value-type="float" office:value="1442893465.49988" calcext:value-type="float">
            <text:p>1442893465.49988</text:p>
          </table:table-cell>
          <table:table-cell table:formula="of:=[.J143]-[.$B143]" office:value-type="float" office:value="0.504642724990845" calcext:value-type="float">
            <text:p>0.5046427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3465.07366" calcext:value-type="float">
            <text:p>1442893465.07366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32.9474325180054" calcext:value-type="float">
            <text:p>32.947432518</text:p>
          </table:table-cell>
          <table:table-cell table:formula="of:=[.C144]/([.D144]-[.D143])" office:value-type="float" office:value="103239.383867006" calcext:value-type="float">
            <text:p>103239.383867006</text:p>
          </table:table-cell>
          <table:table-cell/>
          <table:table-cell office:value-type="float" office:value="1442893465.58336" calcext:value-type="float">
            <text:p>1442893465.58336</text:p>
          </table:table-cell>
          <table:table-cell table:formula="of:=[.G144]-[.$B144]" office:value-type="float" office:value="0.509706020355225" calcext:value-type="float">
            <text:p>0.5097060204</text:p>
          </table:table-cell>
          <table:table-cell/>
          <table:table-cell office:value-type="float" office:value="1442893465.5834" calcext:value-type="float">
            <text:p>1442893465.5834</text:p>
          </table:table-cell>
          <table:table-cell table:formula="of:=[.J144]-[.$B144]" office:value-type="float" office:value="0.509743690490723" calcext:value-type="float">
            <text:p>0.50974369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3465.15099" calcext:value-type="float">
            <text:p>1442893465.15099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33.0247659683228" calcext:value-type="float">
            <text:p>33.0247659683</text:p>
          </table:table-cell>
          <table:table-cell table:formula="of:=[.C145]/([.D145]-[.D144])" office:value-type="float" office:value="104689.496806018" calcext:value-type="float">
            <text:p>104689.496806018</text:p>
          </table:table-cell>
          <table:table-cell/>
          <table:table-cell office:value-type="float" office:value="1442893465.66078" calcext:value-type="float">
            <text:p>1442893465.66078</text:p>
          </table:table-cell>
          <table:table-cell table:formula="of:=[.G145]-[.$B145]" office:value-type="float" office:value="0.509792327880859" calcext:value-type="float">
            <text:p>0.5097923279</text:p>
          </table:table-cell>
          <table:table-cell/>
          <table:table-cell office:value-type="float" office:value="1442893465.66083" calcext:value-type="float">
            <text:p>1442893465.66083</text:p>
          </table:table-cell>
          <table:table-cell table:formula="of:=[.J145]-[.$B145]" office:value-type="float" office:value="0.509837150573731" calcext:value-type="float">
            <text:p>0.509837150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3465.22831" calcext:value-type="float">
            <text:p>1442893465.22831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33.1020789146423" calcext:value-type="float">
            <text:p>33.1020789146</text:p>
          </table:table-cell>
          <table:table-cell table:formula="of:=[.C146]/([.D146]-[.D145])" office:value-type="float" office:value="104717.261279042" calcext:value-type="float">
            <text:p>104717.261279042</text:p>
          </table:table-cell>
          <table:table-cell/>
          <table:table-cell office:value-type="float" office:value="1442893465.66087" calcext:value-type="float">
            <text:p>1442893465.66087</text:p>
          </table:table-cell>
          <table:table-cell table:formula="of:=[.G146]-[.$B146]" office:value-type="float" office:value="0.432567834854126" calcext:value-type="float">
            <text:p>0.4325678349</text:p>
          </table:table-cell>
          <table:table-cell/>
          <table:table-cell office:value-type="float" office:value="1442893465.68538" calcext:value-type="float">
            <text:p>1442893465.68538</text:p>
          </table:table-cell>
          <table:table-cell table:formula="of:=[.J146]-[.$B146]" office:value-type="float" office:value="0.457071781158447" calcext:value-type="float">
            <text:p>0.457071781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3465.30565" calcext:value-type="float">
            <text:p>1442893465.30565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33.1794195175171" calcext:value-type="float">
            <text:p>33.1794195175</text:p>
          </table:table-cell>
          <table:table-cell table:formula="of:=[.C147]/([.D147]-[.D146])" office:value-type="float" office:value="104679.814988132" calcext:value-type="float">
            <text:p>104679.814988132</text:p>
          </table:table-cell>
          <table:table-cell/>
          <table:table-cell office:value-type="float" office:value="1442893465.81531" calcext:value-type="float">
            <text:p>1442893465.81531</text:p>
          </table:table-cell>
          <table:table-cell table:formula="of:=[.G147]-[.$B147]" office:value-type="float" office:value="0.509661436080933" calcext:value-type="float">
            <text:p>0.5096614361</text:p>
          </table:table-cell>
          <table:table-cell/>
          <table:table-cell office:value-type="float" office:value="1442893465.81538" calcext:value-type="float">
            <text:p>1442893465.81538</text:p>
          </table:table-cell>
          <table:table-cell table:formula="of:=[.J147]-[.$B147]" office:value-type="float" office:value="0.509737968444824" calcext:value-type="float">
            <text:p>0.509737968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3465.38293" calcext:value-type="float">
            <text:p>1442893465.38293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33.2567009925842" calcext:value-type="float">
            <text:p>33.2567009926</text:p>
          </table:table-cell>
          <table:table-cell table:formula="of:=[.C148]/([.D148]-[.D147])" office:value-type="float" office:value="104759.905177361" calcext:value-type="float">
            <text:p>104759.905177361</text:p>
          </table:table-cell>
          <table:table-cell/>
          <table:table-cell office:value-type="float" office:value="1442893465.86996" calcext:value-type="float">
            <text:p>1442893465.86996</text:p>
          </table:table-cell>
          <table:table-cell table:formula="of:=[.G148]-[.$B148]" office:value-type="float" office:value="0.487037420272827" calcext:value-type="float">
            <text:p>0.4870374203</text:p>
          </table:table-cell>
          <table:table-cell/>
          <table:table-cell office:value-type="float" office:value="1442893465.87" calcext:value-type="float">
            <text:p>1442893465.87</text:p>
          </table:table-cell>
          <table:table-cell table:formula="of:=[.J148]-[.$B148]" office:value-type="float" office:value="0.487075090408325" calcext:value-type="float">
            <text:p>0.487075090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3465.46025" calcext:value-type="float">
            <text:p>1442893465.46025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33.3340272903442" calcext:value-type="float">
            <text:p>33.3340272903</text:p>
          </table:table-cell>
          <table:table-cell table:formula="of:=[.C149]/([.D149]-[.D148])" office:value-type="float" office:value="104699.180415009" calcext:value-type="float">
            <text:p>104699.180415009</text:p>
          </table:table-cell>
          <table:table-cell/>
          <table:table-cell office:value-type="float" office:value="1442893466.04733" calcext:value-type="float">
            <text:p>1442893466.04733</text:p>
          </table:table-cell>
          <table:table-cell table:formula="of:=[.G149]-[.$B149]" office:value-type="float" office:value="0.587077140808106" calcext:value-type="float">
            <text:p>0.5870771408</text:p>
          </table:table-cell>
          <table:table-cell/>
          <table:table-cell office:value-type="float" office:value="1442893466.04737" calcext:value-type="float">
            <text:p>1442893466.04737</text:p>
          </table:table-cell>
          <table:table-cell table:formula="of:=[.J149]-[.$B149]" office:value-type="float" office:value="0.587121486663818" calcext:value-type="float">
            <text:p>0.587121486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3465.53759" calcext:value-type="float">
            <text:p>1442893465.53759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33.4113652706146" calcext:value-type="float">
            <text:p>33.4113652706</text:p>
          </table:table-cell>
          <table:table-cell table:formula="of:=[.C150]/([.D150]-[.D149])" office:value-type="float" office:value="104683.364780087" calcext:value-type="float">
            <text:p>104683.364780087</text:p>
          </table:table-cell>
          <table:table-cell/>
          <table:table-cell office:value-type="float" office:value="1442893466.04742" calcext:value-type="float">
            <text:p>1442893466.04742</text:p>
          </table:table-cell>
          <table:table-cell table:formula="of:=[.G150]-[.$B150]" office:value-type="float" office:value="0.509831190109253" calcext:value-type="float">
            <text:p>0.5098311901</text:p>
          </table:table-cell>
          <table:table-cell/>
          <table:table-cell office:value-type="float" office:value="1442893466.07002" calcext:value-type="float">
            <text:p>1442893466.07002</text:p>
          </table:table-cell>
          <table:table-cell table:formula="of:=[.J150]-[.$B150]" office:value-type="float" office:value="0.532426834106445" calcext:value-type="float">
            <text:p>0.532426834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3465.61486" calcext:value-type="float">
            <text:p>1442893465.61486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33.4886357784271" calcext:value-type="float">
            <text:p>33.4886357784</text:p>
          </table:table-cell>
          <table:table-cell table:formula="of:=[.C151]/([.D151]-[.D150])" office:value-type="float" office:value="104774.774091627" calcext:value-type="float">
            <text:p>104774.774091627</text:p>
          </table:table-cell>
          <table:table-cell/>
          <table:table-cell office:value-type="float" office:value="1442893466.08096" calcext:value-type="float">
            <text:p>1442893466.08096</text:p>
          </table:table-cell>
          <table:table-cell table:formula="of:=[.G151]-[.$B151]" office:value-type="float" office:value="0.466094732284546" calcext:value-type="float">
            <text:p>0.4660947323</text:p>
          </table:table-cell>
          <table:table-cell/>
          <table:table-cell office:value-type="float" office:value="1442893466.09266" calcext:value-type="float">
            <text:p>1442893466.09266</text:p>
          </table:table-cell>
          <table:table-cell table:formula="of:=[.J151]-[.$B151]" office:value-type="float" office:value="0.477800607681274" calcext:value-type="float">
            <text:p>0.47780060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3465.69218" calcext:value-type="float">
            <text:p>1442893465.69218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33.5659506320953" calcext:value-type="float">
            <text:p>33.5659506321</text:p>
          </table:table-cell>
          <table:table-cell table:formula="of:=[.C152]/([.D152]-[.D151])" office:value-type="float" office:value="104714.677916135" calcext:value-type="float">
            <text:p>104714.677916135</text:p>
          </table:table-cell>
          <table:table-cell/>
          <table:table-cell office:value-type="float" office:value="1442893466.20225" calcext:value-type="float">
            <text:p>1442893466.20225</text:p>
          </table:table-cell>
          <table:table-cell table:formula="of:=[.G152]-[.$B152]" office:value-type="float" office:value="0.510074377059937" calcext:value-type="float">
            <text:p>0.5100743771</text:p>
          </table:table-cell>
          <table:table-cell/>
          <table:table-cell office:value-type="float" office:value="1442893466.2023" calcext:value-type="float">
            <text:p>1442893466.2023</text:p>
          </table:table-cell>
          <table:table-cell table:formula="of:=[.J152]-[.$B152]" office:value-type="float" office:value="0.510120391845703" calcext:value-type="float">
            <text:p>0.510120391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3465.7695" calcext:value-type="float">
            <text:p>1442893465.7695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33.6432764530182" calcext:value-type="float">
            <text:p>33.643276453</text:p>
          </table:table-cell>
          <table:table-cell table:formula="of:=[.C153]/([.D153]-[.D152])" office:value-type="float" office:value="104699.826052638" calcext:value-type="float">
            <text:p>104699.826052638</text:p>
          </table:table-cell>
          <table:table-cell/>
          <table:table-cell office:value-type="float" office:value="1442893466.27679" calcext:value-type="float">
            <text:p>1442893466.27679</text:p>
          </table:table-cell>
          <table:table-cell table:formula="of:=[.G153]-[.$B153]" office:value-type="float" office:value="0.507292032241821" calcext:value-type="float">
            <text:p>0.5072920322</text:p>
          </table:table-cell>
          <table:table-cell/>
          <table:table-cell office:value-type="float" office:value="1442893466.27684" calcext:value-type="float">
            <text:p>1442893466.27684</text:p>
          </table:table-cell>
          <table:table-cell table:formula="of:=[.J153]-[.$B153]" office:value-type="float" office:value="0.507335424423218" calcext:value-type="float">
            <text:p>0.50733542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3465.84683" calcext:value-type="float">
            <text:p>1442893465.84683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33.7205996513367" calcext:value-type="float">
            <text:p>33.7205996513</text:p>
          </table:table-cell>
          <table:table-cell table:formula="of:=[.C154]/([.D154]-[.D153])" office:value-type="float" office:value="104703.377201935" calcext:value-type="float">
            <text:p>104703.377201935</text:p>
          </table:table-cell>
          <table:table-cell/>
          <table:table-cell office:value-type="float" office:value="1442893466.42571" calcext:value-type="float">
            <text:p>1442893466.42571</text:p>
          </table:table-cell>
          <table:table-cell table:formula="of:=[.G154]-[.$B154]" office:value-type="float" office:value="0.578882932662964" calcext:value-type="float">
            <text:p>0.5788829327</text:p>
          </table:table-cell>
          <table:table-cell/>
          <table:table-cell office:value-type="float" office:value="1442893466.42578" calcext:value-type="float">
            <text:p>1442893466.42578</text:p>
          </table:table-cell>
          <table:table-cell table:formula="of:=[.J154]-[.$B154]" office:value-type="float" office:value="0.578952550888062" calcext:value-type="float">
            <text:p>0.578952550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3465.92417" calcext:value-type="float">
            <text:p>1442893465.92417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33.7979474067688" calcext:value-type="float">
            <text:p>33.7979474068</text:p>
          </table:table-cell>
          <table:table-cell table:formula="of:=[.C155]/([.D155]-[.D154])" office:value-type="float" office:value="104670.134960853" calcext:value-type="float">
            <text:p>104670.134960853</text:p>
          </table:table-cell>
          <table:table-cell/>
          <table:table-cell office:value-type="float" office:value="1442893466.42585" calcext:value-type="float">
            <text:p>1442893466.42585</text:p>
          </table:table-cell>
          <table:table-cell table:formula="of:=[.G155]-[.$B155]" office:value-type="float" office:value="0.501672267913818" calcext:value-type="float">
            <text:p>0.5016722679</text:p>
          </table:table-cell>
          <table:table-cell/>
          <table:table-cell office:value-type="float" office:value="1442893466.44845" calcext:value-type="float">
            <text:p>1442893466.44845</text:p>
          </table:table-cell>
          <table:table-cell table:formula="of:=[.J155]-[.$B155]" office:value-type="float" office:value="0.524274349212647" calcext:value-type="float">
            <text:p>0.524274349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3466.00166" calcext:value-type="float">
            <text:p>1442893466.00166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33.8754343986511" calcext:value-type="float">
            <text:p>33.8754343987</text:p>
          </table:table-cell>
          <table:table-cell table:formula="of:=[.C156]/([.D156]-[.D155])" office:value-type="float" office:value="104482.053094731" calcext:value-type="float">
            <text:p>104482.053094731</text:p>
          </table:table-cell>
          <table:table-cell/>
          <table:table-cell office:value-type="float" office:value="1442893466.50053" calcext:value-type="float">
            <text:p>1442893466.50053</text:p>
          </table:table-cell>
          <table:table-cell table:formula="of:=[.G156]-[.$B156]" office:value-type="float" office:value="0.498866081237793" calcext:value-type="float">
            <text:p>0.4988660812</text:p>
          </table:table-cell>
          <table:table-cell/>
          <table:table-cell office:value-type="float" office:value="1442893466.50058" calcext:value-type="float">
            <text:p>1442893466.50058</text:p>
          </table:table-cell>
          <table:table-cell table:formula="of:=[.J156]-[.$B156]" office:value-type="float" office:value="0.498915195465088" calcext:value-type="float">
            <text:p>0.49891519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3466.07626" calcext:value-type="float">
            <text:p>1442893466.07626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33.9500348567963" calcext:value-type="float">
            <text:p>33.9500348568</text:p>
          </table:table-cell>
          <table:table-cell table:formula="of:=[.C157]/([.D157]-[.D156])" office:value-type="float" office:value="108524.802679476" calcext:value-type="float">
            <text:p>108524.802679476</text:p>
          </table:table-cell>
          <table:table-cell/>
          <table:table-cell office:value-type="float" office:value="1442893466.5382" calcext:value-type="float">
            <text:p>1442893466.5382</text:p>
          </table:table-cell>
          <table:table-cell table:formula="of:=[.G157]-[.$B157]" office:value-type="float" office:value="0.461934089660645" calcext:value-type="float">
            <text:p>0.4619340897</text:p>
          </table:table-cell>
          <table:table-cell/>
          <table:table-cell office:value-type="float" office:value="1442893466.53825" calcext:value-type="float">
            <text:p>1442893466.53825</text:p>
          </table:table-cell>
          <table:table-cell table:formula="of:=[.J157]-[.$B157]" office:value-type="float" office:value="0.461984395980835" calcext:value-type="float">
            <text:p>0.4619843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3466.15085" calcext:value-type="float">
            <text:p>1442893466.15085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34.0246231555939" calcext:value-type="float">
            <text:p>34.0246231556</text:p>
          </table:table-cell>
          <table:table-cell table:formula="of:=[.C158]/([.D158]-[.D157])" office:value-type="float" office:value="108542.494339068" calcext:value-type="float">
            <text:p>108542.494339068</text:p>
          </table:table-cell>
          <table:table-cell/>
          <table:table-cell office:value-type="float" office:value="1442893466.64953" calcext:value-type="float">
            <text:p>1442893466.64953</text:p>
          </table:table-cell>
          <table:table-cell table:formula="of:=[.G158]-[.$B158]" office:value-type="float" office:value="0.498677492141724" calcext:value-type="float">
            <text:p>0.4986774921</text:p>
          </table:table-cell>
          <table:table-cell/>
          <table:table-cell office:value-type="float" office:value="1442893466.64956" calcext:value-type="float">
            <text:p>1442893466.64956</text:p>
          </table:table-cell>
          <table:table-cell table:formula="of:=[.J158]-[.$B158]" office:value-type="float" office:value="0.498715400695801" calcext:value-type="float">
            <text:p>0.498715400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3466.22543" calcext:value-type="float">
            <text:p>1442893466.22543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34.0992088317871" calcext:value-type="float">
            <text:p>34.0992088318</text:p>
          </table:table-cell>
          <table:table-cell table:formula="of:=[.C159]/([.D159]-[.D158])" office:value-type="float" office:value="108546.310943469" calcext:value-type="float">
            <text:p>108546.310943469</text:p>
          </table:table-cell>
          <table:table-cell/>
          <table:table-cell office:value-type="float" office:value="1442893466.72418" calcext:value-type="float">
            <text:p>1442893466.72418</text:p>
          </table:table-cell>
          <table:table-cell table:formula="of:=[.G159]-[.$B159]" office:value-type="float" office:value="0.498749017715454" calcext:value-type="float">
            <text:p>0.4987490177</text:p>
          </table:table-cell>
          <table:table-cell/>
          <table:table-cell office:value-type="float" office:value="1442893466.72423" calcext:value-type="float">
            <text:p>1442893466.72423</text:p>
          </table:table-cell>
          <table:table-cell table:formula="of:=[.J159]-[.$B159]" office:value-type="float" office:value="0.498791217803955" calcext:value-type="float">
            <text:p>0.498791217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3466.30003" calcext:value-type="float">
            <text:p>1442893466.30003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34.1738018989563" calcext:value-type="float">
            <text:p>34.173801899</text:p>
          </table:table-cell>
          <table:table-cell table:formula="of:=[.C160]/([.D160]-[.D159])" office:value-type="float" office:value="108535.55574591" calcext:value-type="float">
            <text:p>108535.55574591</text:p>
          </table:table-cell>
          <table:table-cell/>
          <table:table-cell office:value-type="float" office:value="1442893466.76467" calcext:value-type="float">
            <text:p>1442893466.76467</text:p>
          </table:table-cell>
          <table:table-cell table:formula="of:=[.G160]-[.$B160]" office:value-type="float" office:value="0.464643478393555" calcext:value-type="float">
            <text:p>0.4646434784</text:p>
          </table:table-cell>
          <table:table-cell/>
          <table:table-cell office:value-type="float" office:value="1442893466.76471" calcext:value-type="float">
            <text:p>1442893466.76471</text:p>
          </table:table-cell>
          <table:table-cell table:formula="of:=[.J160]-[.$B160]" office:value-type="float" office:value="0.464680671691895" calcext:value-type="float">
            <text:p>0.464680671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3466.37461" calcext:value-type="float">
            <text:p>1442893466.37461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34.248379945755" calcext:value-type="float">
            <text:p>34.2483799458</text:p>
          </table:table-cell>
          <table:table-cell table:formula="of:=[.C161]/([.D161]-[.D160])" office:value-type="float" office:value="108557.415318907" calcext:value-type="float">
            <text:p>108557.415318907</text:p>
          </table:table-cell>
          <table:table-cell/>
          <table:table-cell office:value-type="float" office:value="1442893466.76475" calcext:value-type="float">
            <text:p>1442893466.76475</text:p>
          </table:table-cell>
          <table:table-cell table:formula="of:=[.G161]-[.$B161]" office:value-type="float" office:value="0.390146017074585" calcext:value-type="float">
            <text:p>0.3901460171</text:p>
          </table:table-cell>
          <table:table-cell/>
          <table:table-cell office:value-type="float" office:value="1442893466.78735" calcext:value-type="float">
            <text:p>1442893466.78735</text:p>
          </table:table-cell>
          <table:table-cell table:formula="of:=[.J161]-[.$B161]" office:value-type="float" office:value="0.412744760513306" calcext:value-type="float">
            <text:p>0.412744760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3466.44921" calcext:value-type="float">
            <text:p>1442893466.44921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34.3229796886444" calcext:value-type="float">
            <text:p>34.3229796886</text:p>
          </table:table-cell>
          <table:table-cell table:formula="of:=[.C162]/([.D162]-[.D161])" office:value-type="float" office:value="108525.843205686" calcext:value-type="float">
            <text:p>108525.843205686</text:p>
          </table:table-cell>
          <table:table-cell/>
          <table:table-cell office:value-type="float" office:value="1442893466.87346" calcext:value-type="float">
            <text:p>1442893466.87346</text:p>
          </table:table-cell>
          <table:table-cell table:formula="of:=[.G162]-[.$B162]" office:value-type="float" office:value="0.42425799369812" calcext:value-type="float">
            <text:p>0.4242579937</text:p>
          </table:table-cell>
          <table:table-cell/>
          <table:table-cell office:value-type="float" office:value="1442893466.87352" calcext:value-type="float">
            <text:p>1442893466.87352</text:p>
          </table:table-cell>
          <table:table-cell table:formula="of:=[.J162]-[.$B162]" office:value-type="float" office:value="0.424315929412842" calcext:value-type="float">
            <text:p>0.424315929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3466.52385" calcext:value-type="float">
            <text:p>1442893466.52385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34.3976225852966" calcext:value-type="float">
            <text:p>34.3976225853</text:p>
          </table:table-cell>
          <table:table-cell table:formula="of:=[.C163]/([.D163]-[.D162])" office:value-type="float" office:value="108463.10048391" calcext:value-type="float">
            <text:p>108463.10048391</text:p>
          </table:table-cell>
          <table:table-cell/>
          <table:table-cell office:value-type="float" office:value="1442893466.96667" calcext:value-type="float">
            <text:p>1442893466.96667</text:p>
          </table:table-cell>
          <table:table-cell table:formula="of:=[.G163]-[.$B163]" office:value-type="float" office:value="0.442824363708496" calcext:value-type="float">
            <text:p>0.4428243637</text:p>
          </table:table-cell>
          <table:table-cell/>
          <table:table-cell office:value-type="float" office:value="1442893466.96672" calcext:value-type="float">
            <text:p>1442893466.96672</text:p>
          </table:table-cell>
          <table:table-cell table:formula="of:=[.J163]-[.$B163]" office:value-type="float" office:value="0.442874431610107" calcext:value-type="float">
            <text:p>0.442874431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3466.59852" calcext:value-type="float">
            <text:p>1442893466.59852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34.4722924232483" calcext:value-type="float">
            <text:p>34.4722924232</text:p>
          </table:table-cell>
          <table:table-cell table:formula="of:=[.C164]/([.D164]-[.D163])" office:value-type="float" office:value="108423.966384408" calcext:value-type="float">
            <text:p>108423.966384408</text:p>
          </table:table-cell>
          <table:table-cell/>
          <table:table-cell office:value-type="float" office:value="1442893466.99126" calcext:value-type="float">
            <text:p>1442893466.99126</text:p>
          </table:table-cell>
          <table:table-cell table:formula="of:=[.G164]-[.$B164]" office:value-type="float" office:value="0.392736911773682" calcext:value-type="float">
            <text:p>0.3927369118</text:p>
          </table:table-cell>
          <table:table-cell/>
          <table:table-cell office:value-type="float" office:value="1442893466.9913" calcext:value-type="float">
            <text:p>1442893466.9913</text:p>
          </table:table-cell>
          <table:table-cell table:formula="of:=[.J164]-[.$B164]" office:value-type="float" office:value="0.392778396606445" calcext:value-type="float">
            <text:p>0.392778396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3466.67319" calcext:value-type="float">
            <text:p>1442893466.67319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34.5469629764557" calcext:value-type="float">
            <text:p>34.5469629765</text:p>
          </table:table-cell>
          <table:table-cell table:formula="of:=[.C165]/([.D165]-[.D164])" office:value-type="float" office:value="108422.927810825" calcext:value-type="float">
            <text:p>108422.927810825</text:p>
          </table:table-cell>
          <table:table-cell/>
          <table:table-cell office:value-type="float" office:value="1442893467.09772" calcext:value-type="float">
            <text:p>1442893467.09772</text:p>
          </table:table-cell>
          <table:table-cell table:formula="of:=[.G165]-[.$B165]" office:value-type="float" office:value="0.424530506134033" calcext:value-type="float">
            <text:p>0.4245305061</text:p>
          </table:table-cell>
          <table:table-cell/>
          <table:table-cell office:value-type="float" office:value="1442893470.02084" calcext:value-type="float">
            <text:p>1442893470.02084</text:p>
          </table:table-cell>
          <table:table-cell table:formula="of:=[.J165]-[.$B165]" office:value-type="float" office:value="3.34764885902405" calcext:value-type="float">
            <text:p>3.34764885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3466.74794" calcext:value-type="float">
            <text:p>1442893466.74794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4.6217129230499" calcext:value-type="float">
            <text:p>34.6217129231</text:p>
          </table:table-cell>
          <table:table-cell table:formula="of:=[.C166]/([.D166]-[.D165])" office:value-type="float" office:value="108307.769689083" calcext:value-type="float">
            <text:p>108307.769689083</text:p>
          </table:table-cell>
          <table:table-cell/>
          <table:table-cell office:value-type="float" office:value="1442893467.22666" calcext:value-type="float">
            <text:p>1442893467.22666</text:p>
          </table:table-cell>
          <table:table-cell table:formula="of:=[.G166]-[.$B166]" office:value-type="float" office:value="0.478718042373657" calcext:value-type="float">
            <text:p>0.4787180424</text:p>
          </table:table-cell>
          <table:table-cell/>
          <table:table-cell office:value-type="float" office:value="1442893470.05471" calcext:value-type="float">
            <text:p>1442893470.05471</text:p>
          </table:table-cell>
          <table:table-cell table:formula="of:=[.J166]-[.$B166]" office:value-type="float" office:value="3.30676794052124" calcext:value-type="float">
            <text:p>3.306767940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3466.82262" calcext:value-type="float">
            <text:p>1442893466.82262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4.6963973045349" calcext:value-type="float">
            <text:p>34.6963973045</text:p>
          </table:table-cell>
          <table:table-cell table:formula="of:=[.C167]/([.D167]-[.D166])" office:value-type="float" office:value="108402.852631613" calcext:value-type="float">
            <text:p>108402.852631613</text:p>
          </table:table-cell>
          <table:table-cell/>
          <table:table-cell office:value-type="float" office:value="1442893467.22669" calcext:value-type="float">
            <text:p>1442893467.22669</text:p>
          </table:table-cell>
          <table:table-cell table:formula="of:=[.G167]-[.$B167]" office:value-type="float" office:value="0.404069900512695" calcext:value-type="float">
            <text:p>0.4040699005</text:p>
          </table:table-cell>
          <table:table-cell/>
          <table:table-cell office:value-type="float" office:value="1442893470.08854" calcext:value-type="float">
            <text:p>1442893470.08854</text:p>
          </table:table-cell>
          <table:table-cell table:formula="of:=[.J167]-[.$B167]" office:value-type="float" office:value="3.26591968536377" calcext:value-type="float">
            <text:p>3.265919685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3466.89735" calcext:value-type="float">
            <text:p>1442893466.89735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4.7711281776428" calcext:value-type="float">
            <text:p>34.7711281776</text:p>
          </table:table-cell>
          <table:table-cell table:formula="of:=[.C168]/([.D168]-[.D167])" office:value-type="float" office:value="108335.41297329" calcext:value-type="float">
            <text:p>108335.41297329</text:p>
          </table:table-cell>
          <table:table-cell/>
          <table:table-cell office:value-type="float" office:value="1442893467.36135" calcext:value-type="float">
            <text:p>1442893467.36135</text:p>
          </table:table-cell>
          <table:table-cell table:formula="of:=[.G168]-[.$B168]" office:value-type="float" office:value="0.463999271392822" calcext:value-type="float">
            <text:p>0.4639992714</text:p>
          </table:table-cell>
          <table:table-cell/>
          <table:table-cell office:value-type="float" office:value="1442893470.12242" calcext:value-type="float">
            <text:p>1442893470.12242</text:p>
          </table:table-cell>
          <table:table-cell table:formula="of:=[.J168]-[.$B168]" office:value-type="float" office:value="3.22506618499756" calcext:value-type="float">
            <text:p>3.22506618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3466.97207" calcext:value-type="float">
            <text:p>1442893466.97207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4.8458485603332" calcext:value-type="float">
            <text:p>34.8458485603</text:p>
          </table:table-cell>
          <table:table-cell table:formula="of:=[.C169]/([.D169]-[.D168])" office:value-type="float" office:value="108350.62279515" calcext:value-type="float">
            <text:p>108350.62279515</text:p>
          </table:table-cell>
          <table:table-cell/>
          <table:table-cell office:value-type="float" office:value="1442893467.56244" calcext:value-type="float">
            <text:p>1442893467.56244</text:p>
          </table:table-cell>
          <table:table-cell table:formula="of:=[.G169]-[.$B169]" office:value-type="float" office:value="0.590364933013916" calcext:value-type="float">
            <text:p>0.590364933</text:p>
          </table:table-cell>
          <table:table-cell/>
          <table:table-cell office:value-type="float" office:value="1442893470.15626" calcext:value-type="float">
            <text:p>1442893470.15626</text:p>
          </table:table-cell>
          <table:table-cell table:formula="of:=[.J169]-[.$B169]" office:value-type="float" office:value="3.18418598175049" calcext:value-type="float">
            <text:p>3.184185981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3480.06369" calcext:value-type="float">
            <text:p>1442893480.06369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7.9374618530273" calcext:value-type="float">
            <text:p>47.937461853</text:p>
          </table:table-cell>
          <table:table-cell table:formula="of:=[.C170]/([.D170]-[.D169])" office:value-type="float" office:value="618.41117813326" calcext:value-type="float">
            <text:p>618.4111781333</text:p>
          </table:table-cell>
          <table:table-cell/>
          <table:table-cell office:value-type="float" office:value="1442893480.26388" calcext:value-type="float">
            <text:p>1442893480.26388</text:p>
          </table:table-cell>
          <table:table-cell table:formula="of:=[.G170]-[.$B170]" office:value-type="float" office:value="0.200189828872681" calcext:value-type="float">
            <text:p>0.2001898289</text:p>
          </table:table-cell>
          <table:table-cell/>
          <table:table-cell office:value-type="float" office:value="1442893480.26392" calcext:value-type="float">
            <text:p>1442893480.26392</text:p>
          </table:table-cell>
          <table:table-cell table:formula="of:=[.J170]-[.$B170]" office:value-type="float" office:value="0.200231313705444" calcext:value-type="float">
            <text:p>0.20023131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49:08.137203333</dc:date>
    <meta:editing-duration>PT1M56S</meta:editing-duration>
    <meta:editing-cycles>1</meta:editing-cycles>
    <meta:document-statistic meta:table-count="1" meta:cell-count="1530" meta:object-count="0"/>
    <meta:generator>LibreOffice/4.4.2.2$Linux_X86_64 LibreOffice_project/40m0$Build-2</meta:generator>
  </office:meta>
</office:document-meta>
</file>